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Montserrat" svg:font-family="Montserrat, sans-serif"/>
    <style:font-face style:name="Source Sans Pro" svg:font-family="'Source Sans Pro', sans-serif"/>
    <style:font-face style:name="inter" svg:font-family="inter, sans-serif"/>
    <style:font-face style:name="manrope" svg:font-family="manrope, sans-serif"/>
    <style:font-face style:name="open sans" svg:font-family="'open sans', sans-serif"/>
    <style:font-face style:name="sans-serif" svg:font-family="sans-serif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1c549"/>
    </style:style>
    <style:style style:name="P2" style:family="paragraph" style:parent-style-name="Standard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a6acd" officeooo:paragraph-rsid="00043ef4" style:font-size-asian="14pt" style:font-size-complex="14pt"/>
    </style:style>
    <style:style style:name="P3" style:family="paragraph" style:parent-style-name="Standard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a6acd" officeooo:paragraph-rsid="0001793e" style:font-size-asian="14pt" style:font-size-complex="14pt"/>
    </style:style>
    <style:style style:name="P4" style:family="paragraph" style:parent-style-name="Standard">
      <style:paragraph-properties fo:line-height="100%"/>
      <style:text-properties fo:color="#d4d4d4" fo:background-color="#1e1e1e"/>
    </style:style>
    <style:style style:name="P5" style:family="paragraph" style:parent-style-name="Standard">
      <style:paragraph-properties fo:line-height="100%"/>
      <style:text-properties fo:color="#d4d4d4" style:font-name="Consolas" fo:font-size="12pt" fo:font-weight="normal" fo:background-color="#1e1e1e"/>
    </style:style>
    <style:style style:name="P6" style:family="paragraph" style:parent-style-name="Standard">
      <style:paragraph-properties fo:line-height="100%"/>
      <style:text-properties fo:color="#d4d4d4" style:font-name="Consolas" fo:font-size="12pt" fo:font-weight="normal" officeooo:paragraph-rsid="002d86d9" fo:background-color="#1e1e1e"/>
    </style:style>
    <style:style style:name="P7" style:family="paragraph" style:parent-style-name="Standard">
      <style:paragraph-properties fo:line-height="100%"/>
      <style:text-properties fo:color="#d4d4d4" style:font-name="Consolas" fo:font-size="12pt" fo:font-weight="normal" officeooo:rsid="002d86d9" officeooo:paragraph-rsid="002d86d9" fo:background-color="#1e1e1e"/>
    </style:style>
    <style:style style:name="P8" style:family="paragraph" style:parent-style-name="Standard">
      <style:paragraph-properties fo:line-height="100%"/>
      <style:text-properties fo:color="#c586c0" style:font-name="Consolas" fo:font-size="12pt" fo:font-weight="normal" fo:background-color="#1e1e1e"/>
    </style:style>
    <style:style style:name="P9" style:family="paragraph" style:parent-style-name="Standard">
      <style:paragraph-properties fo:line-height="100%"/>
    </style:style>
    <style:style style:name="P10" style:family="paragraph" style:parent-style-name="Standard">
      <style:paragraph-properties fo:line-height="100%" fo:text-align="start" style:justify-single-word="false"/>
      <style:text-properties officeooo:paragraph-rsid="0022477f"/>
    </style:style>
    <style:style style:name="P11" style:family="paragraph" style:parent-style-name="Standard">
      <style:paragraph-properties fo:line-height="100%" fo:text-align="start" style:justify-single-word="false"/>
      <style:text-properties officeooo:paragraph-rsid="0023860d"/>
    </style:style>
    <style:style style:name="P12" style:family="paragraph" style:parent-style-name="Standard">
      <style:paragraph-properties fo:line-height="100%"/>
      <style:text-properties fo:color="#6a9955" style:font-name="Consolas" fo:font-size="12pt" fo:font-weight="normal" fo:background-color="#1e1e1e"/>
    </style:style>
    <style:style style:name="P13" style:family="paragraph" style:parent-style-name="Standard">
      <style:paragraph-properties fo:line-height="100%"/>
      <style:text-properties fo:color="#6a9955" fo:background-color="#1e1e1e"/>
    </style:style>
    <style:style style:name="P14" style:family="paragraph" style:parent-style-name="Text_20_body">
      <style:text-properties officeooo:paragraph-rsid="00043ef4"/>
    </style:style>
    <style:style style:name="P15" style:family="paragraph" style:parent-style-name="Text_20_body">
      <style:text-properties officeooo:paragraph-rsid="001024fd"/>
    </style:style>
    <style:style style:name="P16" style:family="paragraph" style:parent-style-name="Text_20_body">
      <style:paragraph-properties fo:text-align="center" style:justify-single-word="false"/>
      <style:text-properties officeooo:paragraph-rsid="00195314"/>
    </style:style>
    <style:style style:name="P17" style:family="paragraph" style:parent-style-name="Text_20_body">
      <style:paragraph-properties fo:line-height="100%" fo:text-align="start" style:justify-single-word="false"/>
    </style:style>
    <style:style style:name="P18" style:family="paragraph" style:parent-style-name="Text_20_body">
      <style:paragraph-properties fo:line-height="100%" fo:text-align="start" style:justify-single-word="false"/>
      <style:text-properties officeooo:paragraph-rsid="002115de"/>
    </style:style>
    <style:style style:name="P19" style:family="paragraph" style:parent-style-name="Text_20_body">
      <style:paragraph-properties fo:line-height="100%" fo:text-align="start" style:justify-single-word="false"/>
      <style:text-properties officeooo:paragraph-rsid="0022477f"/>
    </style:style>
    <style:style style:name="P20" style:family="paragraph" style:parent-style-name="Text_20_body">
      <style:paragraph-properties fo:line-height="100%" fo:text-align="start" style:justify-single-word="false"/>
      <style:text-properties officeooo:paragraph-rsid="0023860d"/>
    </style:style>
    <style:style style:name="P21" style:family="paragraph" style:parent-style-name="Text_20_body" style:master-page-name="">
      <loext:graphic-properties draw:fill="none"/>
      <style:paragraph-properties fo:margin-left="0cm" fo:margin-right="-0.3cm" fo:margin-top="0cm" fo:margin-bottom="0.247cm" loext:contextual-spacing="false" fo:line-height="120%" fo:text-indent="0cm" style:auto-text-indent="false" style:page-number="auto" fo:background-color="transparent"/>
    </style:style>
    <style:style style:name="P22" style:family="paragraph" style:parent-style-name="Text_20_body">
      <style:paragraph-properties fo:margin-left="0cm" fo:margin-right="0cm" fo:orphans="2" fo:widows="2" fo:text-indent="0cm" style:auto-text-indent="false"/>
    </style:style>
    <style:style style:name="P23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195314"/>
    </style:style>
    <style:style style:name="P24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1ff91e"/>
    </style:style>
    <style:style style:name="P25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officeooo:paragraph-rsid="001ff91e"/>
    </style:style>
    <style:style style:name="P26" style:family="paragraph" style:parent-style-name="Text_20_body">
      <style:paragraph-properties fo:margin-left="0cm" fo:margin-right="0cm" fo:line-height="100%" fo:orphans="2" fo:widows="2" fo:text-indent="0cm" style:auto-text-indent="false"/>
      <style:text-properties officeooo:paragraph-rsid="00195314"/>
    </style:style>
    <style:style style:name="P27" style:family="paragraph" style:parent-style-name="Subtitle">
      <style:text-properties style:font-name="Liberation Serif" fo:font-size="14pt" style:font-size-asian="14pt" style:font-size-complex="14pt"/>
    </style:style>
    <style:style style:name="P28" style:family="paragraph" style:parent-style-name="Subtitle">
      <style:paragraph-properties fo:line-height="100%"/>
      <style:text-properties officeooo:paragraph-rsid="002115de"/>
    </style:style>
    <style:style style:name="P29" style:family="paragraph" style:parent-style-name="Subtitle">
      <style:paragraph-properties fo:line-height="100%" fo:text-align="start" style:justify-single-word="false"/>
    </style:style>
    <style:style style:name="P30" style:family="paragraph" style:parent-style-name="Standard" style:master-page-name="">
      <loext:graphic-properties draw:fill="none"/>
      <style:paragraph-properties fo:margin-left="0cm" fo:margin-right="-0.6cm" fo:line-height="100%" fo:text-indent="0cm" style:auto-text-indent="false" style:page-number="auto" fo:background-color="transparent"/>
      <style:text-properties fo:color="#d4d4d4" style:font-name="Consolas" fo:font-size="12pt" fo:font-weight="normal" fo:background-color="#1e1e1e"/>
    </style:style>
    <style:style style:name="P31" style:family="paragraph" style:parent-style-name="Text_20_body" style:list-style-name="L3">
      <style:text-properties officeooo:paragraph-rsid="00043ef4"/>
    </style:style>
    <style:style style:name="P32" style:family="paragraph" style:parent-style-name="Text_20_body">
      <style:paragraph-properties fo:line-height="100%" fo:text-align="start" style:justify-single-word="false"/>
      <style:text-properties officeooo:paragraph-rsid="0023860d"/>
    </style:style>
    <style:style style:name="P33" style:family="paragraph" style:parent-style-name="Text_20_body">
      <style:paragraph-properties fo:text-align="center" style:justify-single-word="false"/>
    </style:style>
    <style:style style:name="P34" style:family="paragraph" style:parent-style-name="Text_20_body">
      <style:text-properties officeooo:paragraph-rsid="00335b30"/>
    </style:style>
    <style:style style:name="P35" style:family="paragraph" style:parent-style-name="Text_20_body">
      <style:text-properties officeooo:paragraph-rsid="0034fdb5"/>
    </style:style>
    <style:style style:name="P36" style:family="paragraph" style:parent-style-name="Text_20_body">
      <style:text-properties officeooo:paragraph-rsid="003606c8"/>
    </style:style>
    <style:style style:name="P37" style:family="paragraph" style:parent-style-name="Text_20_body" style:list-style-name="L7">
      <style:text-properties officeooo:paragraph-rsid="003606c8"/>
    </style:style>
    <style:style style:name="P38" style:family="paragraph" style:parent-style-name="Text_20_body" style:list-style-name="L8">
      <style:text-properties officeooo:paragraph-rsid="003606c8"/>
    </style:style>
    <style:style style:name="P39" style:family="paragraph" style:parent-style-name="Text_20_body" style:list-style-name="L8">
      <style:text-properties officeooo:paragraph-rsid="003694f5"/>
    </style:style>
    <style:style style:name="P40" style:family="paragraph" style:parent-style-name="Text_20_body">
      <style:text-properties officeooo:paragraph-rsid="003694f5"/>
    </style:style>
    <style:style style:name="P41" style:family="paragraph" style:parent-style-name="Text_20_body">
      <style:text-properties officeooo:paragraph-rsid="0037b8fa"/>
    </style:style>
    <style:style style:name="P42" style:family="paragraph" style:parent-style-name="Text_20_body" style:list-style-name="L4">
      <loext:graphic-properties draw:fill="none"/>
      <style:paragraph-properties fo:margin-top="0.423cm" fo:margin-bottom="0.212cm" loext:contextual-spacing="false" fo:text-align="justify" style:justify-single-word="false" fo:orphans="2" fo:widows="2" fo:background-color="transparent"/>
      <style:text-properties officeooo:paragraph-rsid="001ff91e"/>
    </style:style>
    <style:style style:name="P43" style:family="paragraph" style:parent-style-name="Text_20_body" style:list-style-name="">
      <loext:graphic-properties draw:fill="none"/>
      <style:paragraph-properties fo:margin-top="0.423cm" fo:margin-bottom="0.212cm" loext:contextual-spacing="false" fo:text-align="justify" style:justify-single-word="false" fo:orphans="2" fo:widows="2" fo:background-color="transparent"/>
      <style:text-properties officeooo:paragraph-rsid="001ff91e"/>
    </style:style>
    <style:style style:name="P44" style:family="paragraph" style:parent-style-name="Standard" style:list-style-name="L1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a6acd" officeooo:paragraph-rsid="0001793e" style:font-size-asian="14pt" style:font-size-complex="14pt"/>
    </style:style>
    <style:style style:name="P45" style:family="paragraph" style:parent-style-name="Standard" style:list-style-name="L2">
      <style:text-properties officeooo:paragraph-rsid="0001793e"/>
    </style:style>
    <style:style style:name="P46" style:family="paragraph" style:parent-style-name="Standard" style:list-style-name="L2">
      <style:text-properties officeooo:paragraph-rsid="0001c549"/>
    </style:style>
    <style:style style:name="P47" style:family="paragraph" style:parent-style-name="Standard" style:list-style-name="L2" style:master-page-name="">
      <loext:graphic-properties draw:fill="none"/>
      <style:paragraph-properties fo:margin-left="1.3cm" fo:margin-right="-0.499cm" fo:text-indent="-0.6cm" style:auto-text-indent="false" style:page-number="auto" fo:background-color="transparent"/>
      <style:text-properties officeooo:paragraph-rsid="0001793e"/>
    </style:style>
    <style:style style:name="P48" style:family="paragraph" style:parent-style-name="Heading_20_1" style:master-page-name="">
      <loext:graphic-properties draw:fill="none"/>
      <style:paragraph-properties fo:margin-left="0cm" fo:margin-right="-0.499cm" fo:margin-top="0.423cm" fo:margin-bottom="0.212cm" loext:contextual-spacing="false" fo:text-align="center" style:justify-single-word="false" fo:orphans="2" fo:widows="2" fo:text-indent="0cm" style:auto-text-indent="false" style:page-number="auto" fo:background-color="transparent" fo:keep-with-next="always"/>
      <style:text-properties officeooo:paragraph-rsid="001ff91e"/>
    </style:style>
    <style:style style:name="T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b424a" style:font-size-asian="14pt" style:font-size-complex="14pt" loext:padding="0cm" loext:border="none"/>
    </style:style>
    <style:style style:name="T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a6acd" style:font-size-asian="14pt" style:font-size-complex="14pt" loext:padding="0cm" loext:border="none"/>
    </style:style>
    <style:style style:name="T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eb344" style:font-size-asian="14pt" style:font-size-complex="14pt" loext:padding="0cm" loext:border="none"/>
    </style:style>
    <style:style style:name="T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01793e" style:font-size-asian="14pt" style:font-size-complex="14pt" loext:padding="0cm" loext:border="none"/>
    </style:style>
    <style:style style:name="T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01c549" style:font-size-asian="14pt" style:font-size-complex="14pt" loext:padding="0cm" loext:border="none"/>
    </style:style>
    <style:style style:name="T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03ee2" style:font-size-asian="14pt" style:font-size-complex="14pt" loext:padding="0cm" loext:border="none"/>
    </style:style>
    <style:style style:name="T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20a1a" style:font-size-asian="14pt" style:font-size-complex="14pt" loext:padding="0cm" loext:border="none"/>
    </style:style>
    <style:style style:name="T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26fb4" style:font-size-asian="14pt" style:font-size-complex="14pt" loext:padding="0cm" loext:border="none"/>
    </style:style>
    <style:style style:name="T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172593" style:font-size-asian="14pt" style:font-weight-asian="normal" style:font-size-complex="14pt" style:font-weight-complex="normal"/>
    </style:style>
    <style:style style:name="T1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3b424a" style:font-size-asian="14pt" style:font-size-complex="14pt" loext:padding="0cm" loext:border="none"/>
    </style:style>
    <style:style style:name="T1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426fb4" style:font-size-asian="14pt" style:font-size-complex="14pt" loext:padding="0cm" loext:border="none"/>
    </style:style>
    <style:style style:name="T1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2baa97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22477f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2c7e14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115de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2477f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3860d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4c01b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7976b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baa97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variant="normal" fo:text-transform="none" fo:color="#2a6099" style:font-name="Monospace" fo:font-size="14pt" fo:letter-spacing="normal" fo:font-style="normal" fo:font-weight="bold" officeooo:rsid="00172593" style:font-size-asian="14pt" style:font-weight-asian="bold" style:font-size-complex="14pt" style:font-weight-complex="bold"/>
    </style:style>
    <style:style style:name="T24" style:family="text">
      <style:text-properties fo:font-variant="normal" fo:text-transform="none" fo:color="#2a6099" style:font-name="Monospace" fo:font-size="14pt" fo:letter-spacing="normal" fo:language="pt" fo:country="BR" fo:font-style="normal" fo:font-weight="bold" officeooo:rsid="0022477f" style:font-size-asian="14pt" style:font-style-asian="normal" style:font-weight-asian="bold" style:font-size-complex="14pt" style:font-style-complex="normal" style:font-weight-complex="bold"/>
    </style:style>
    <style:style style:name="T25" style:family="text">
      <style:text-properties fo:font-variant="normal" fo:text-transform="none" fo:color="#2a6099" style:font-name="Monospace" fo:font-size="14pt" fo:letter-spacing="normal" fo:language="pt" fo:country="BR" fo:font-style="normal" style:text-underline-style="solid" style:text-underline-width="auto" style:text-underline-color="font-color" fo:font-weight="bold" officeooo:rsid="0022477f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6" style:family="text">
      <style:text-properties fo:font-variant="normal" fo:text-transform="none" fo:color="#2a6099" style:font-name="Monospace" fo:font-size="14pt" fo:letter-spacing="normal" fo:language="pt" fo:country="BR" fo:font-style="normal" style:text-underline-style="solid" style:text-underline-width="auto" style:text-underline-color="font-color" fo:font-weight="bold" officeooo:rsid="0022477f" style:font-size-asian="14pt" style:font-style-asian="normal" style:font-weight-asian="bold" style:font-size-complex="14pt" style:font-style-complex="normal" style:font-weight-complex="bold"/>
    </style:style>
    <style:style style:name="T27" style:family="text">
      <style:text-properties fo:font-variant="normal" fo:text-transform="none" fo:color="#2a6099" style:font-name="Monospace" fo:font-size="14pt" fo:letter-spacing="normal" fo:language="pt" fo:country="BR" fo:font-style="normal" style:text-underline-style="solid" style:text-underline-width="auto" style:text-underline-color="font-color" fo:font-weight="bold" officeooo:rsid="002d86d9" style:font-size-asian="14pt" style:font-style-asian="normal" style:font-weight-asian="bold" style:font-size-complex="14pt" style:font-style-complex="normal" style:font-weight-complex="bold"/>
    </style:style>
    <style:style style:name="T28" style:family="text">
      <style:text-properties fo:font-variant="normal" fo:text-transform="none" fo:color="#2a6099" style:font-name="Liberation Serif" fo:font-size="14pt" fo:letter-spacing="normal" fo:language="pt" fo:country="BR" fo:font-style="normal" style:text-underline-style="none" fo:font-weight="bold" officeooo:rsid="003a6acd" style:font-size-asian="14pt" style:font-weight-asian="bold" style:font-size-complex="14pt" style:font-weight-complex="bold" loext:padding="0cm" loext:border="none"/>
    </style:style>
    <style:style style:name="T29" style:family="text">
      <style:text-properties fo:font-variant="normal" fo:text-transform="none" fo:color="#2a6099" style:font-name="Liberation Serif" fo:font-size="14pt" fo:letter-spacing="normal" fo:language="pt" fo:country="BR" fo:font-style="normal" style:text-underline-style="none" fo:font-weight="bold" officeooo:rsid="00420a1a" style:font-size-asian="14pt" style:font-weight-asian="bold" style:font-size-complex="14pt" style:font-weight-complex="bold" loext:padding="0cm" loext:border="none"/>
    </style:style>
    <style:style style:name="T30" style:family="text">
      <style:text-properties fo:font-variant="normal" fo:text-transform="none" fo:color="#ce181e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3b424a" style:font-size-asian="14pt" style:font-size-complex="14pt" loext:padding="0cm" loext:border="none"/>
    </style:style>
    <style:style style:name="T31" style:family="text">
      <style:text-properties fo:font-variant="normal" fo:text-transform="none" fo:color="#ce181e" style:font-name="Liberation Serif" fo:font-size="14pt" fo:letter-spacing="normal" fo:font-style="normal" fo:font-weight="bold" officeooo:rsid="00172593" style:font-name-asian="Microsoft YaHei" style:font-size-asian="14pt" style:font-weight-asian="bold" style:font-name-complex="Mangal" style:font-size-complex="14pt" style:font-weight-complex="bold"/>
    </style:style>
    <style:style style:name="T32" style:family="text">
      <style:text-properties fo:font-variant="normal" fo:text-transform="none" fo:color="#ce181e" style:font-name="Liberation Serif" fo:font-size="14pt" fo:letter-spacing="normal" fo:font-style="normal" fo:font-weight="bold" officeooo:rsid="001de765" style:font-name-asian="Microsoft YaHei" style:font-size-asian="14pt" style:font-weight-asian="bold" style:font-name-complex="Mangal" style:font-size-complex="14pt" style:font-weight-complex="bold"/>
    </style:style>
    <style:style style:name="T33" style:family="text">
      <style:text-properties fo:font-variant="normal" fo:text-transform="none" fo:color="#ce181e" style:font-name="Monospace" fo:font-size="14pt" fo:letter-spacing="normal" fo:font-style="normal" fo:font-weight="bold" officeooo:rsid="001b8f25" style:font-name-asian="Microsoft YaHei" style:font-size-asian="14pt" style:font-weight-asian="bold" style:font-name-complex="Mangal" style:font-size-complex="14pt" style:font-weight-complex="bold"/>
    </style:style>
    <style:style style:name="T34" style:family="text">
      <style:text-properties fo:font-variant="normal" fo:text-transform="none" fo:color="#ce181e" style:font-name="Liberation Sans" fo:font-size="14pt" fo:letter-spacing="normal" fo:language="pt" fo:country="BR" fo:font-style="normal" style:text-underline-style="none" fo:font-weight="bold" officeooo:rsid="0082ef1d" style:font-size-asian="14pt" style:font-weight-asian="bold" style:font-size-complex="14pt" style:font-weight-complex="bold"/>
    </style:style>
    <style:style style:name="T35" style:family="text">
      <style:text-properties fo:font-variant="normal" fo:text-transform="none" fo:color="#222222" style:font-name="Liberation Serif" fo:font-size="14pt" fo:letter-spacing="normal" fo:font-style="normal" fo:font-weight="normal" style:font-size-asian="14pt" style:font-weight-asian="normal" style:font-size-complex="14pt" style:font-weight-complex="normal"/>
    </style:style>
    <style:style style:name="T36" style:family="text">
      <style:text-properties fo:font-variant="normal" fo:text-transform="none" fo:color="#222222" style:font-name="Liberation Serif" fo:font-size="14pt" fo:letter-spacing="normal" fo:font-style="normal" fo:font-weight="normal" officeooo:rsid="00149369" style:font-size-asian="14pt" style:font-weight-asian="normal" style:font-size-complex="14pt" style:font-weight-complex="normal"/>
    </style:style>
    <style:style style:name="T37" style:family="text">
      <style:text-properties fo:font-variant="normal" fo:text-transform="none" fo:color="#222222" style:font-name="Liberation Serif" fo:font-size="14pt" fo:letter-spacing="normal" fo:font-style="normal" fo:font-weight="normal" officeooo:rsid="0014c647" style:font-size-asian="14pt" style:font-weight-asian="normal" style:font-size-complex="14pt" style:font-weight-complex="normal"/>
    </style:style>
    <style:style style:name="T38" style:family="text">
      <style:text-properties fo:font-variant="normal" fo:text-transform="none" fo:color="#222222" style:font-name="Liberation Serif" fo:font-size="14pt" fo:letter-spacing="normal" fo:font-style="normal" fo:font-weight="normal" officeooo:rsid="00172593" style:font-size-asian="14pt" style:font-weight-asian="normal" style:font-size-complex="14pt" style:font-weight-complex="normal"/>
    </style:style>
    <style:style style:name="T39" style:family="text">
      <style:text-properties fo:font-variant="normal" fo:text-transform="none" fo:color="#222222" style:font-name="Liberation Serif" fo:font-size="14pt" fo:letter-spacing="normal" fo:font-style="normal" fo:font-weight="normal" officeooo:rsid="00195314" style:font-size-asian="14pt" style:font-weight-asian="normal" style:font-size-complex="14pt" style:font-weight-complex="normal"/>
    </style:style>
    <style:style style:name="T40" style:family="text">
      <style:text-properties fo:font-variant="normal" fo:text-transform="none" fo:color="#222222" style:font-name="Liberation Serif" fo:font-size="14pt" fo:letter-spacing="normal" fo:font-style="normal" fo:font-weight="normal" officeooo:rsid="00172593" style:font-name-asian="Microsoft YaHei" style:font-size-asian="14pt" style:font-weight-asian="normal" style:font-name-complex="Mangal" style:font-size-complex="14pt" style:font-weight-complex="normal"/>
    </style:style>
    <style:style style:name="T41" style:family="text">
      <style:text-properties fo:font-variant="normal" fo:text-transform="none" fo:color="#222222" style:font-name="Liberation Serif" fo:font-size="14pt" fo:letter-spacing="normal" fo:font-style="normal" fo:font-weight="normal" officeooo:rsid="001ac088" style:font-name-asian="Microsoft YaHei" style:font-size-asian="14pt" style:font-weight-asian="normal" style:font-name-complex="Mangal" style:font-size-complex="14pt" style:font-weight-complex="normal"/>
    </style:style>
    <style:style style:name="T42" style:family="text">
      <style:text-properties fo:font-variant="normal" fo:text-transform="none" fo:color="#222222" style:font-name="Liberation Serif" fo:font-size="14pt" fo:letter-spacing="normal" fo:font-style="normal" fo:font-weight="normal" officeooo:rsid="001b8f25" style:font-name-asian="Microsoft YaHei" style:font-size-asian="14pt" style:font-weight-asian="normal" style:font-name-complex="Mangal" style:font-size-complex="14pt" style:font-weight-complex="normal"/>
    </style:style>
    <style:style style:name="T43" style:family="text">
      <style:text-properties fo:font-variant="normal" fo:text-transform="none" fo:color="#222222" style:font-name="Liberation Serif" fo:font-size="14pt" fo:letter-spacing="normal" fo:font-style="normal" style:text-underline-style="solid" style:text-underline-width="auto" style:text-underline-color="font-color" fo:font-weight="normal" officeooo:rsid="00172593" style:font-size-asian="14pt" style:font-weight-asian="normal" style:font-size-complex="14pt" style:font-weight-complex="normal"/>
    </style:style>
    <style:style style:name="T44" style:family="text">
      <style:text-properties fo:font-variant="normal" fo:text-transform="none" fo:color="#222222" style:font-name="Liberation Serif" fo:font-size="14pt" fo:letter-spacing="normal" fo:font-style="normal" style:text-underline-style="solid" style:text-underline-width="auto" style:text-underline-color="font-color" fo:font-weight="normal" officeooo:rsid="00172593" style:font-name-asian="Microsoft YaHei" style:font-size-asian="14pt" style:font-weight-asian="normal" style:font-name-complex="Mangal" style:font-size-complex="14pt" style:font-weight-complex="normal"/>
    </style:style>
    <style:style style:name="T45" style:family="text">
      <style:text-properties fo:font-variant="normal" fo:text-transform="none" fo:color="#222222" style:font-name="Liberation Serif" fo:font-size="14pt" fo:letter-spacing="normal" fo:font-style="normal" officeooo:rsid="001ac088" style:font-name-asian="Microsoft YaHei" style:font-size-asian="14pt" style:font-name-complex="Mangal" style:font-size-complex="14pt"/>
    </style:style>
    <style:style style:name="T46" style:family="text">
      <style:text-properties fo:font-variant="normal" fo:text-transform="none" fo:color="#222222" style:font-name="Liberation Serif" fo:font-size="14pt" fo:letter-spacing="normal" fo:language="pt" fo:country="BR" fo:font-style="normal" officeooo:rsid="001ac088" style:font-name-asian="Microsoft YaHei" style:font-size-asian="14pt" style:font-name-complex="Mangal" style:font-size-complex="14pt"/>
    </style:style>
    <style:style style:name="T47" style:family="text">
      <style:text-properties fo:font-variant="normal" fo:text-transform="none" fo:color="#222222" style:font-name="Monospace" fo:font-size="14pt" fo:letter-spacing="normal" fo:font-style="normal" fo:font-weight="normal" officeooo:rsid="001b8f25" style:font-name-asian="Microsoft YaHei" style:font-size-asian="14pt" style:font-weight-asian="normal" style:font-name-complex="Mangal" style:font-size-complex="14pt" style:font-weight-complex="normal"/>
    </style:style>
    <style:style style:name="T48" style:family="text">
      <style:text-properties fo:font-variant="normal" fo:text-transform="none" fo:color="#222222" style:font-name="Liberation Sans" fo:font-size="14pt" fo:letter-spacing="normal" fo:language="pt" fo:country="BR" fo:font-style="normal" fo:font-weight="normal" officeooo:rsid="008235c7" style:font-size-asian="14pt" style:font-weight-asian="normal" style:font-size-complex="14pt" style:font-weight-complex="normal"/>
    </style:style>
    <style:style style:name="T49" style:family="text">
      <style:text-properties fo:font-variant="normal" fo:text-transform="none" fo:color="#222222" style:font-name="Liberation Sans" fo:font-size="14pt" fo:letter-spacing="normal" fo:language="pt" fo:country="BR" fo:font-style="normal" fo:font-weight="normal" officeooo:rsid="0083f736" style:font-size-asian="14pt" style:font-weight-asian="normal" style:font-size-complex="14pt" style:font-weight-complex="normal"/>
    </style:style>
    <style:style style:name="T50" style:family="text">
      <style:text-properties fo:font-variant="normal" fo:text-transform="none" fo:color="#222222" style:font-name="Liberation Sans" fo:font-size="14pt" fo:letter-spacing="normal" fo:language="pt" fo:country="BR" fo:font-style="normal" style:text-underline-style="none" fo:font-weight="normal" officeooo:rsid="0082ef1d" style:font-size-asian="14pt" style:font-weight-asian="normal" style:font-size-complex="14pt" style:font-weight-complex="normal"/>
    </style:style>
    <style:style style:name="T51" style:family="text">
      <style:text-properties fo:font-variant="normal" fo:text-transform="none" fo:color="#222222" style:font-name="Liberation Sans" fo:font-size="14pt" fo:letter-spacing="normal" fo:language="pt" fo:country="BR" fo:font-style="normal" style:text-underline-style="none" fo:font-weight="normal" officeooo:rsid="00d1ad24" style:font-size-asian="14pt" style:font-weight-asian="normal" style:font-size-complex="14pt" style:font-weight-complex="normal"/>
    </style:style>
    <style:style style:name="T52" style:family="text">
      <style:text-properties fo:font-variant="normal" fo:text-transform="none" fo:color="#222222" style:font-name="Liberation Sans" fo:font-size="14pt" fo:letter-spacing="normal" fo:language="pt" fo:country="BR" fo:font-style="normal" style:text-underline-style="none" fo:font-weight="normal" officeooo:rsid="0083f736" style:font-size-asian="14pt" style:font-weight-asian="normal" style:font-size-complex="14pt" style:font-weight-complex="normal"/>
    </style:style>
    <style:style style:name="T53" style:family="text">
      <style:text-properties fo:font-variant="normal" fo:text-transform="none" fo:color="#222222" style:font-name="Liberation Sans" fo:font-size="14pt" fo:letter-spacing="normal" fo:language="pt" fo:country="BR" fo:font-style="normal" style:text-underline-style="none" fo:font-weight="normal" officeooo:rsid="008235c7" style:font-size-asian="14pt" style:font-weight-asian="normal" style:font-size-complex="14pt" style:font-weight-complex="normal"/>
    </style:style>
    <style:style style:name="T54" style:family="text">
      <style:text-properties fo:font-variant="normal" fo:text-transform="none" fo:color="#222222" style:font-name="Liberation Sans" fo:font-size="14pt" fo:letter-spacing="normal" fo:language="pt" fo:country="BR" fo:font-style="normal" style:text-underline-style="none" fo:font-weight="bold" officeooo:rsid="008235c7" style:font-size-asian="14pt" style:font-weight-asian="bold" style:font-size-complex="14pt" style:font-weight-complex="bold"/>
    </style:style>
    <style:style style:name="T55" style:family="text">
      <style:text-properties fo:font-variant="normal" fo:text-transform="none" fo:color="#222222" style:font-name="Liberation Sans" fo:font-size="14pt" fo:letter-spacing="normal" fo:language="pt" fo:country="BR" fo:font-style="normal" style:text-underline-style="none" fo:font-weight="bold" officeooo:rsid="0082ef1d" style:font-size-asian="14pt" style:font-weight-asian="bold" style:font-size-complex="14pt" style:font-weight-complex="bold"/>
    </style:style>
    <style:style style:name="T56" style:family="text">
      <style:text-properties fo:font-variant="normal" fo:text-transform="none" fo:color="#222222" style:font-name="Liberation Sans" fo:font-size="14pt" fo:letter-spacing="normal" fo:language="pt" fo:country="BR" fo:font-style="italic" style:text-underline-style="solid" style:text-underline-width="auto" style:text-underline-color="font-color" fo:font-weight="normal" officeooo:rsid="008235c7" style:font-size-asian="14pt" style:font-style-asian="italic" style:font-weight-asian="normal" style:font-size-complex="14pt" style:font-style-complex="italic" style:font-weight-complex="normal"/>
    </style:style>
    <style:style style:name="T57" style:family="text">
      <style:text-properties fo:font-variant="normal" fo:text-transform="none" fo:color="#222222" style:font-name="Liberation Sans" fo:font-size="14pt" fo:letter-spacing="normal" fo:language="pt" fo:country="BR" fo:font-style="italic" style:text-underline-style="solid" style:text-underline-width="auto" style:text-underline-color="font-color" fo:font-weight="normal" officeooo:rsid="0082ef1d" style:font-size-asian="14pt" style:font-style-asian="italic" style:font-weight-asian="normal" style:font-size-complex="14pt" style:font-style-complex="italic" style:font-weight-complex="normal"/>
    </style:style>
    <style:style style:name="T58" style:family="text">
      <style:text-properties fo:font-variant="normal" fo:text-transform="none" fo:color="#d4d4d4" style:font-name="Consolas" fo:font-size="12pt" fo:letter-spacing="normal" fo:language="pt" fo:country="BR" fo:font-style="normal" fo:font-weight="normal" officeooo:rsid="0023860d" fo:background-color="#1e1e1e" loext:char-shading-value="0" style:font-size-asian="14pt" style:font-style-asian="normal" style:font-weight-asian="normal" style:font-size-complex="14pt" style:font-style-complex="normal" style:font-weight-complex="normal"/>
    </style:style>
    <style:style style:name="T59" style:family="text">
      <style:text-properties fo:font-variant="normal" fo:text-transform="none" fo:color="#c586c0" style:font-name="Consolas" fo:font-size="12pt" fo:letter-spacing="normal" fo:language="pt" fo:country="BR" fo:font-style="normal" fo:font-weight="normal" officeooo:rsid="0023860d" fo:background-color="#1e1e1e" loext:char-shading-value="0" style:font-size-asian="14pt" style:font-style-asian="normal" style:font-weight-asian="normal" style:font-size-complex="14pt" style:font-style-complex="normal" style:font-weight-complex="normal"/>
    </style:style>
    <style:style style:name="T60" style:family="text">
      <style:text-properties fo:font-variant="normal" fo:text-transform="none" fo:color="#dcdcaa" style:font-name="Consolas" fo:font-size="12pt" fo:letter-spacing="normal" fo:language="pt" fo:country="BR" fo:font-style="normal" fo:font-weight="normal" officeooo:rsid="0023860d" fo:background-color="#1e1e1e" loext:char-shading-value="0" style:font-size-asian="14pt" style:font-style-asian="normal" style:font-weight-asian="normal" style:font-size-complex="14pt" style:font-style-complex="normal" style:font-weight-complex="normal"/>
    </style:style>
    <style:style style:name="T61" style:family="text">
      <style:text-properties fo:font-variant="normal" fo:text-transform="none" fo:color="#569cd6" style:font-name="Consolas" fo:font-size="12pt" fo:letter-spacing="normal" fo:language="pt" fo:country="BR" fo:font-style="normal" fo:font-weight="normal" officeooo:rsid="0024c01b" fo:background-color="#1e1e1e" loext:char-shading-value="0" style:font-size-asian="14pt" style:font-style-asian="normal" style:font-weight-asian="normal" style:font-size-complex="14pt" style:font-style-complex="normal" style:font-weight-complex="normal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officeooo:rsid="0001793e" style:font-weight-asian="bold" style:font-weight-complex="bold"/>
    </style:style>
    <style:style style:name="T64" style:family="text">
      <style:text-properties style:text-underline-style="solid" style:text-underline-width="auto" style:text-underline-color="font-color"/>
    </style:style>
    <style:style style:name="T65" style:family="text">
      <style:text-properties officeooo:rsid="003b424a"/>
    </style:style>
    <style:style style:name="T66" style:family="text">
      <style:text-properties fo:color="#2a6099" fo:font-weight="bold" style:font-weight-asian="bold" style:font-weight-complex="bold"/>
    </style:style>
    <style:style style:name="T67" style:family="text">
      <style:text-properties fo:color="#2a6099" style:text-underline-style="solid" style:text-underline-width="auto" style:text-underline-color="font-color" fo:font-weight="bold" style:font-weight-asian="bold" style:font-weight-complex="bold"/>
    </style:style>
    <style:style style:name="T68" style:family="text">
      <style:text-properties officeooo:rsid="00043ef4"/>
    </style:style>
    <style:style style:name="T69" style:family="text">
      <style:text-properties style:font-name="Liberation Serif" fo:font-size="14pt" style:font-size-asian="14pt" style:font-size-complex="14pt"/>
    </style:style>
    <style:style style:name="T70" style:family="text">
      <style:text-properties style:font-name="Liberation Serif" fo:font-size="14pt" officeooo:rsid="0029ee51" style:font-size-asian="14pt" style:font-size-complex="14pt"/>
    </style:style>
    <style:style style:name="T71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72" style:family="text">
      <style:text-properties style:font-name="Liberation Serif" fo:font-size="14pt" fo:font-weight="bold" officeooo:rsid="00043ef4" style:font-size-asian="14pt" style:font-weight-asian="bold" style:font-size-complex="14pt" style:font-weight-complex="bold"/>
    </style:style>
    <style:style style:name="T73" style:family="text">
      <style:text-properties style:font-name="Liberation Serif" fo:font-size="14pt" fo:font-weight="bold" officeooo:rsid="00142968" style:font-size-asian="14pt" style:font-weight-asian="bold" style:font-size-complex="14pt" style:font-weight-complex="bold"/>
    </style:style>
    <style:style style:name="T74" style:family="text">
      <style:text-properties style:font-name="Liberation Serif" fo:font-size="14pt" fo:font-weight="bold" officeooo:rsid="001024fd" style:font-size-asian="14pt" style:font-weight-asian="bold" style:font-size-complex="14pt" style:font-weight-complex="bold"/>
    </style:style>
    <style:style style:name="T75" style:family="text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T76" style:family="text">
      <style:text-properties style:font-name="Liberation Serif" fo:font-size="14pt" fo:font-weight="normal" officeooo:rsid="00043ef4" style:font-size-asian="14pt" style:font-weight-asian="normal" style:font-size-complex="14pt" style:font-weight-complex="normal"/>
    </style:style>
    <style:style style:name="T77" style:family="text">
      <style:text-properties style:font-name="Liberation Serif" fo:font-size="14pt" fo:font-weight="normal" officeooo:rsid="00142968" style:font-size-asian="14pt" style:font-weight-asian="normal" style:font-size-complex="14pt" style:font-weight-complex="normal"/>
    </style:style>
    <style:style style:name="T78" style:family="text">
      <style:text-properties style:font-name="Liberation Serif" fo:font-size="14pt" fo:font-weight="normal" officeooo:rsid="001024fd" style:font-size-asian="14pt" style:font-weight-asian="normal" style:font-size-complex="14pt" style:font-weight-complex="normal"/>
    </style:style>
    <style:style style:name="T79" style:family="text">
      <style:text-properties style:font-name="Liberation Serif" fo:font-size="14pt" fo:font-weight="normal" officeooo:rsid="0011980d" style:font-size-asian="14pt" style:font-weight-asian="normal" style:font-size-complex="14pt" style:font-weight-complex="normal"/>
    </style:style>
    <style:style style:name="T80" style:family="text">
      <style:text-properties style:font-name="Liberation Serif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81" style:family="text">
      <style:text-properties style:font-name="Liberation Serif" fo:font-size="14pt" officeooo:rsid="00195314" style:font-name-asian="Microsoft YaHei" style:font-size-asian="14pt" style:font-name-complex="Mangal" style:font-size-complex="14pt"/>
    </style:style>
    <style:style style:name="T82" style:family="text">
      <style:text-properties fo:color="#000000"/>
    </style:style>
    <style:style style:name="T83" style:family="text">
      <style:text-properties fo:color="#000000" style:font-name="Liberation Serif" fo:font-size="14pt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84" style:family="text">
      <style:text-properties fo:color="#000000" style:font-name="Liberation Serif" fo:font-size="14pt" fo:language="pt" fo:country="BR" fo:font-style="normal" fo:font-weight="normal" officeooo:rsid="0026aa15" style:font-size-asian="14pt" style:font-style-asian="normal" style:font-weight-asian="normal" style:font-size-complex="14pt" style:font-style-complex="normal" style:font-weight-complex="normal"/>
    </style:style>
    <style:style style:name="T85" style:family="text">
      <style:text-properties fo:color="#000000" style:font-name="Liberation Serif" fo:font-size="14pt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86" style:family="text">
      <style:text-properties fo:color="#000000" fo:font-weight="bold" fo:background-color="#fff200" loext:char-shading-value="0" style:font-weight-asian="bold" style:font-weight-complex="bold"/>
    </style:style>
    <style:style style:name="T87" style:family="text">
      <style:text-properties fo:color="#000000" fo:font-weight="bold" officeooo:rsid="002d86d9" fo:background-color="#fff200" loext:char-shading-value="0" style:font-weight-asian="bold" style:font-weight-complex="bold"/>
    </style:style>
    <style:style style:name="T88" style:family="text">
      <style:text-properties fo:color="#000000" fo:font-size="14pt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89" style:family="text">
      <style:text-properties fo:color="#000000" fo:font-size="14pt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90" style:family="text">
      <style:text-properties fo:color="#000000" fo:font-size="14pt" fo:language="pt" fo:country="BR" fo:font-style="normal" fo:font-weight="normal" officeooo:rsid="0032a24d" style:font-size-asian="14pt" style:font-style-asian="normal" style:font-weight-asian="normal" style:font-size-complex="14pt" style:font-style-complex="normal" style:font-weight-complex="normal"/>
    </style:style>
    <style:style style:name="T91" style:family="text">
      <style:text-properties fo:color="#000000" fo:font-size="14pt" fo:language="pt" fo:country="BR" fo:font-style="normal" fo:font-weight="normal" officeooo:rsid="003408a2" style:font-size-asian="14pt" style:font-style-asian="normal" style:font-weight-asian="normal" style:font-size-complex="14pt" style:font-style-complex="normal" style:font-weight-complex="normal"/>
    </style:style>
    <style:style style:name="T92" style:family="text">
      <style:text-properties fo:color="#000000" fo:font-size="14pt" fo:language="pt" fo:country="BR" fo:font-style="normal" fo:font-weight="normal" officeooo:rsid="0034fdb5" style:font-size-asian="14pt" style:font-style-asian="normal" style:font-weight-asian="normal" style:font-size-complex="14pt" style:font-style-complex="normal" style:font-weight-complex="normal"/>
    </style:style>
    <style:style style:name="T93" style:family="text">
      <style:text-properties fo:color="#000000" fo:font-size="14pt" fo:language="pt" fo:country="BR" fo:font-style="normal" fo:font-weight="normal" officeooo:rsid="003606c8" style:font-size-asian="14pt" style:font-style-asian="normal" style:font-weight-asian="normal" style:font-size-complex="14pt" style:font-style-complex="normal" style:font-weight-complex="normal"/>
    </style:style>
    <style:style style:name="T94" style:family="text">
      <style:text-properties fo:color="#000000" fo:font-size="14pt" fo:language="pt" fo:country="BR" fo:font-style="normal" fo:font-weight="normal" officeooo:rsid="003694f5" style:font-size-asian="14pt" style:font-style-asian="normal" style:font-weight-asian="normal" style:font-size-complex="14pt" style:font-style-complex="normal" style:font-weight-complex="normal"/>
    </style:style>
    <style:style style:name="T95" style:family="text">
      <style:text-properties fo:color="#000000" fo:font-size="14pt" fo:language="pt" fo:country="BR" fo:font-style="normal" fo:font-weight="normal" officeooo:rsid="0037b8fa" style:font-size-asian="14pt" style:font-style-asian="normal" style:font-weight-asian="normal" style:font-size-complex="14pt" style:font-style-complex="normal" style:font-weight-complex="normal"/>
    </style:style>
    <style:style style:name="T96" style:family="text">
      <style:text-properties fo:color="#000000" fo:font-size="14pt" fo:language="pt" fo:country="BR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97" style:family="text">
      <style:text-properties fo:color="#000000" fo:font-size="14pt" fo:language="pt" fo:country="BR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98" style:family="text">
      <style:text-properties fo:color="#000000" fo:font-size="14pt" fo:language="pt" fo:country="BR" fo:font-style="normal" style:text-underline-style="solid" style:text-underline-width="auto" style:text-underline-color="font-color" fo:font-weight="normal" officeooo:rsid="003408a2" style:font-size-asian="14pt" style:font-style-asian="normal" style:font-weight-asian="normal" style:font-size-complex="14pt" style:font-style-complex="normal" style:font-weight-complex="normal"/>
    </style:style>
    <style:style style:name="T99" style:family="text">
      <style:text-properties fo:color="#000000" fo:font-size="14pt" fo:language="pt" fo:country="BR" fo:font-style="normal" style:text-underline-style="solid" style:text-underline-width="auto" style:text-underline-color="font-color" fo:font-weight="normal" officeooo:rsid="003606c8" style:font-size-asian="14pt" style:font-style-asian="normal" style:font-weight-asian="normal" style:font-size-complex="14pt" style:font-style-complex="normal" style:font-weight-complex="normal"/>
    </style:style>
    <style:style style:name="T100" style:family="text">
      <style:text-properties fo:color="#000000" fo:font-size="14pt" fo:language="pt" fo:country="BR" fo:font-style="normal" style:text-underline-style="solid" style:text-underline-width="auto" style:text-underline-color="font-color" fo:font-weight="normal" officeooo:rsid="003694f5" style:font-size-asian="14pt" style:font-style-asian="normal" style:font-weight-asian="normal" style:font-size-complex="14pt" style:font-style-complex="normal" style:font-weight-complex="normal"/>
    </style:style>
    <style:style style:name="T101" style:family="text">
      <style:text-properties fo:color="#000000" fo:font-size="14pt" fo:language="pt" fo:country="BR" fo:font-style="normal" style:text-underline-style="solid" style:text-underline-width="auto" style:text-underline-color="font-color" fo:font-weight="normal" officeooo:rsid="0037b8fa" style:font-size-asian="14pt" style:font-style-asian="normal" style:font-weight-asian="normal" style:font-size-complex="14pt" style:font-style-complex="normal" style:font-weight-complex="normal"/>
    </style:style>
    <style:style style:name="T102" style:family="text">
      <style:text-properties fo:color="#000000" fo:font-size="14pt" fo:language="pt" fo:country="BR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03" style:family="text">
      <style:text-properties fo:color="#000000" fo:font-size="14pt" fo:language="pt" fo:country="BR" fo:font-style="normal" style:text-underline-style="none" fo:font-weight="normal" officeooo:rsid="0032a24d" style:font-size-asian="14pt" style:font-style-asian="normal" style:font-weight-asian="normal" style:font-size-complex="14pt" style:font-style-complex="normal" style:font-weight-complex="normal"/>
    </style:style>
    <style:style style:name="T104" style:family="text">
      <style:text-properties fo:color="#000000" fo:font-size="14pt" fo:language="pt" fo:country="BR" fo:font-style="normal" style:text-underline-style="none" fo:font-weight="normal" officeooo:rsid="003408a2" style:font-size-asian="14pt" style:font-style-asian="normal" style:font-weight-asian="normal" style:font-size-complex="14pt" style:font-style-complex="normal" style:font-weight-complex="normal"/>
    </style:style>
    <style:style style:name="T105" style:family="text">
      <style:text-properties fo:color="#000000" fo:font-size="14pt" fo:language="pt" fo:country="BR" fo:font-style="normal" style:text-underline-style="none" fo:font-weight="normal" officeooo:rsid="003606c8" style:font-size-asian="14pt" style:font-style-asian="normal" style:font-weight-asian="normal" style:font-size-complex="14pt" style:font-style-complex="normal" style:font-weight-complex="normal"/>
    </style:style>
    <style:style style:name="T106" style:family="text">
      <style:text-properties fo:color="#000000" fo:font-size="14pt" fo:language="pt" fo:country="BR" fo:font-style="normal" style:text-underline-style="none" fo:font-weight="normal" officeooo:rsid="003694f5" style:font-size-asian="14pt" style:font-style-asian="normal" style:font-weight-asian="normal" style:font-size-complex="14pt" style:font-style-complex="normal" style:font-weight-complex="normal"/>
    </style:style>
    <style:style style:name="T107" style:family="text">
      <style:text-properties fo:color="#000000" fo:font-size="14pt" fo:language="pt" fo:country="BR" fo:font-style="normal" style:text-underline-style="none" fo:font-weight="normal" officeooo:rsid="0037b8fa" style:font-size-asian="14pt" style:font-style-asian="normal" style:font-weight-asian="normal" style:font-size-complex="14pt" style:font-style-complex="normal" style:font-weight-complex="normal"/>
    </style:style>
    <style:style style:name="T108" style:family="text">
      <style:text-properties style:font-name="Consolas" fo:font-size="12pt" fo:font-weight="normal"/>
    </style:style>
    <style:style style:name="T109" style:family="text">
      <style:text-properties style:font-name="Consolas" fo:font-size="12pt" fo:font-weight="normal" fo:background-color="#111111" loext:char-shading-value="0"/>
    </style:style>
    <style:style style:name="T110" style:family="text">
      <style:text-properties fo:color="#d4d4d4" style:font-name="Consolas" fo:font-size="12pt" fo:font-weight="normal" fo:background-color="#1e1e1e" loext:char-shading-value="0"/>
    </style:style>
    <style:style style:name="T111" style:family="text">
      <style:text-properties fo:color="#d4d4d4" fo:background-color="#1e1e1e" loext:char-shading-value="0"/>
    </style:style>
    <style:style style:name="T112" style:family="text">
      <style:text-properties fo:color="#c586c0"/>
    </style:style>
    <style:style style:name="T113" style:family="text">
      <style:text-properties fo:color="#c586c0" style:font-name="Consolas" fo:font-size="12pt" fo:font-weight="normal"/>
    </style:style>
    <style:style style:name="T114" style:family="text">
      <style:text-properties fo:color="#c586c0" style:font-name="Consolas" fo:font-size="12pt" fo:font-weight="normal" fo:background-color="#1e1e1e" loext:char-shading-value="0"/>
    </style:style>
    <style:style style:name="T115" style:family="text">
      <style:text-properties fo:color="#c586c0" style:font-name="Consolas" fo:font-size="12pt" fo:font-weight="normal" fo:background-color="#111111" loext:char-shading-value="0"/>
    </style:style>
    <style:style style:name="T116" style:family="text">
      <style:text-properties fo:color="#c586c0" officeooo:rsid="002d86d9"/>
    </style:style>
    <style:style style:name="T117" style:family="text">
      <style:text-properties fo:color="#dcdcaa"/>
    </style:style>
    <style:style style:name="T118" style:family="text">
      <style:text-properties fo:color="#dcdcaa" style:font-name="Consolas" fo:font-size="12pt" fo:font-weight="normal"/>
    </style:style>
    <style:style style:name="T119" style:family="text">
      <style:text-properties fo:color="#dcdcaa" style:font-name="Consolas" fo:font-size="12pt" fo:font-weight="normal" fo:background-color="#1e1e1e" loext:char-shading-value="0"/>
    </style:style>
    <style:style style:name="T120" style:family="text">
      <style:text-properties fo:color="#dcdcaa" officeooo:rsid="002d86d9"/>
    </style:style>
    <style:style style:name="T121" style:family="text">
      <style:text-properties fo:color="#4ec9b0"/>
    </style:style>
    <style:style style:name="T122" style:family="text">
      <style:text-properties fo:color="#4ec9b0" style:font-name="Consolas" fo:font-size="12pt" fo:font-weight="normal"/>
    </style:style>
    <style:style style:name="T123" style:family="text">
      <style:text-properties fo:color="#b5cea8" style:font-name="Consolas" fo:font-size="12pt" fo:font-weight="normal"/>
    </style:style>
    <style:style style:name="T124" style:family="text">
      <style:text-properties fo:color="#b5cea8" style:font-name="Consolas" fo:font-size="12pt" fo:font-weight="normal" officeooo:rsid="0029ee51"/>
    </style:style>
    <style:style style:name="T125" style:family="text">
      <style:text-properties fo:background-color="#111111" loext:char-shading-value="0"/>
    </style:style>
    <style:style style:name="T126" style:family="text">
      <style:text-properties fo:color="#569cd6"/>
    </style:style>
    <style:style style:name="T127" style:family="text">
      <style:text-properties fo:color="#569cd6" style:font-name="Consolas" fo:font-size="12pt" fo:font-weight="normal"/>
    </style:style>
    <style:style style:name="T128" style:family="text">
      <style:text-properties fo:color="#569cd6" style:font-name="Consolas" fo:font-size="12pt" fo:font-weight="normal" fo:background-color="#1e1e1e" loext:char-shading-value="0"/>
    </style:style>
    <style:style style:name="T129" style:family="text">
      <style:text-properties fo:color="#9cdcfe"/>
    </style:style>
    <style:style style:name="T130" style:family="text">
      <style:text-properties fo:color="#9cdcfe" style:font-name="Consolas" fo:font-size="12pt" fo:font-weight="normal"/>
    </style:style>
    <style:style style:name="T131" style:family="text">
      <style:text-properties fo:color="#9cdcfe" style:font-name="Consolas" fo:font-size="12pt" fo:font-weight="normal" fo:background-color="#1e1e1e" loext:char-shading-value="0"/>
    </style:style>
    <style:style style:name="T132" style:family="text">
      <style:text-properties fo:color="#6a9955"/>
    </style:style>
    <style:style style:name="T133" style:family="text">
      <style:text-properties fo:color="#6a9955" style:font-name="Consolas" fo:font-size="12pt" fo:font-weight="normal"/>
    </style:style>
    <style:style style:name="T134" style:family="text">
      <style:text-properties fo:color="#6a9955" officeooo:rsid="002d86d9"/>
    </style:style>
    <style:style style:name="T135" style:family="text">
      <style:text-properties fo:color="#ce9178"/>
    </style:style>
    <style:style style:name="T136" style:family="text">
      <style:text-properties fo:color="#ce9178" style:font-name="Consolas" fo:font-size="12pt" fo:font-weight="normal"/>
    </style:style>
    <style:style style:name="T137" style:family="text">
      <style:text-properties fo:color="#ce9178" officeooo:rsid="002d86d9"/>
    </style:style>
    <style:style style:name="T138" style:family="text">
      <style:text-properties officeooo:rsid="002d86d9"/>
    </style:style>
    <style:style style:name="T139" style:family="text">
      <style:text-properties fo:font-style="normal" style:text-underline-style="none" style:font-style-asian="normal" style:font-style-complex="normal"/>
    </style:style>
    <style:style style:name="T140" style:family="text">
      <style:text-properties fo:color="#00a933" fo:font-size="14pt" fo:language="pt" fo:country="BR" fo:font-style="normal" style:text-underline-style="none" fo:font-weight="normal" officeooo:rsid="003694f5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pan text:style-name="T62">Algoritmo</text:span> </text:p>
      <text:p text:style-name="P2"><text:span text:style-name="T68">É</text:span> uma sequência finita de <text:span text:style-name="T64">ações</text:span> que visam obter uma <text:span text:style-name="T64">solução</text:span> para um determinado tipo de <text:span text:style-name="T64">problema</text:span>. Um exemplo de algoritmo é a <text:span text:style-name="T64">receita de bolo</text:span>.</text:p>
      <text:p text:style-name="P3"/>
      <text:p text:style-name="P3">Os principais algoritmos de <text:span text:style-name="T63">O</text:span><text:span text:style-name="T62">rdenação</text:span> são: </text:p>
      <text:list xml:id="list2801979510" text:style-name="L1">
        <text:list-item>
          <text:p text:style-name="P44"><text:span text:style-name="T66">Bubble Sort</text:span>: menos eficiente, compara cada elemento com a posição seguinte (i+1)</text:p>
        </text:list-item>
        <text:list-item>
          <text:p text:style-name="P44"><text:span text:style-name="T66">Selection Sort</text:span>: passa o menor valor para a primeira posição e assim sucessivamente</text:p>
        </text:list-item>
        <text:list-item>
          <text:p text:style-name="P44"><text:span text:style-name="T66">Insertion Sort</text:span>: eficiente em pequenas listas, ordena como cartas em um jogo de poker</text:p>
        </text:list-item>
        <text:list-item>
          <text:p text:style-name="P44"><text:span text:style-name="T67">Quick Sort</text:span>: <text:span text:style-name="T65">é o mais rápido pois escolhe um elemento pivô para aplicar a tática de dividir e conquistar.</text:span></text:p>
        </text:list-item>
      </text:list>
      <text:p text:style-name="P3"/>
      <text:p text:style-name="P27"><text:span text:style-name="T62">Estruturas de dados</text:span> </text:p>
      <text:p text:style-name="P2"><text:span text:style-name="T68">S</text:span>ão as formas como<text:span text:style-name="T64"> organizamos os dados</text:span>. Algumas formas são mais legív<text:span text:style-name="T65">eis para as máquinas, outras são mais intuitivas para os humanos. Existem diversas estruturas e as quatro principais são:</text:span></text:p>
      <text:list xml:id="list369961993" text:style-name="L2">
        <text:list-item>
          <text:p text:style-name="P45"><text:span text:style-name="Strong_20_Emphasis"><text:span text:style-name="T30">Listas</text:span></text:span><text:span text:style-name="Strong_20_Emphasis"><text:span text:style-name="T1"> e suas variações:</text:span></text:span></text:p>
          <text:list>
            <text:list-item>
              <text:p text:style-name="P45"><text:span text:style-name="Strong_20_Emphasis"><text:span text:style-name="T28">pilha</text:span></text:span><text:span text:style-name="Strong_20_Emphasis"><text:span text:style-name="T2">: </text:span></text:span><text:span text:style-name="Strong_20_Emphasis"><text:span text:style-name="T3">FILO</text:span></text:span><text:span text:style-name="Strong_20_Emphasis"><text:span text:style-name="T2"> – </text:span></text:span><text:span text:style-name="Strong_20_Emphasis"><text:span text:style-name="T4">First In</text:span></text:span><text:span text:style-name="Strong_20_Emphasis"><text:span text:style-name="T2"> </text:span></text:span><text:span text:style-name="Strong_20_Emphasis"><text:span text:style-name="T4">Last</text:span></text:span><text:span text:style-name="Strong_20_Emphasis"><text:span text:style-name="T2"> Out, a inserção e remoção <text:s/>são feitas em um único extremo, </text:span></text:span><text:span text:style-name="Strong_20_Emphasis"><text:span text:style-name="T5">ou seja, sai o elemento mais recente da pilha</text:span></text:span><text:span text:style-name="Strong_20_Emphasis"><text:span text:style-name="T2">. Exemplo: (chamadas de funções num interpretador de </text:span></text:span><text:span text:style-name="Strong_20_Emphasis"><text:span text:style-name="T4">scripts</text:span></text:span><text:span text:style-name="Strong_20_Emphasis"><text:span text:style-name="T2">).<text:line-break/></text:span></text:span><text:span text:style-name="Strong_20_Emphasis"><text:span text:style-name="T6">Operações: </text:span></text:span></text:p>
              <text:list>
                <text:list-item>
                  <text:p text:style-name="P45"><text:span text:style-name="Strong_20_Emphasis"><text:span text:style-name="T6">TO</text:span></text:span><text:span text:style-name="Strong_20_Emphasis"><text:span text:style-name="T2">P: acessa o elemento posicionado no topo</text:span></text:span></text:p>
                </text:list-item>
                <text:list-item>
                  <text:p text:style-name="P45"><text:span text:style-name="Strong_20_Emphasis"><text:span text:style-name="T2">PUSH: insere um novo elemento no topo</text:span></text:span></text:p>
                </text:list-item>
                <text:list-item>
                  <text:p text:style-name="P45"><text:span text:style-name="Strong_20_Emphasis"><text:span text:style-name="T2">POP: remove o elemento do topo </text:span></text:span></text:p>
                </text:list-item>
                <text:list-item>
                  <text:p text:style-name="P45"><text:span text:style-name="Strong_20_Emphasis"><text:span text:style-name="T2">PULL: altera o elemento posicionado no topo </text:span></text:span></text:p>
                </text:list-item>
              </text:list>
            </text:list-item>
            <text:list-item>
              <text:p text:style-name="P45"><text:span text:style-name="Strong_20_Emphasis"><text:span text:style-name="T28">filas</text:span></text:span><text:span text:style-name="Strong_20_Emphasis"><text:span text:style-name="T2">: FIFO – First In First Out, <text:s/>a inserção é </text:span></text:span><text:span text:style-name="Strong_20_Emphasis"><text:span text:style-name="T4">feita</text:span></text:span><text:span text:style-name="Strong_20_Emphasis"><text:span text:style-name="T2"> </text:span></text:span><text:span text:style-name="Strong_20_Emphasis"><text:span text:style-name="T4">em</text:span></text:span><text:span text:style-name="Strong_20_Emphasis"><text:span text:style-name="T2"> um extremo e </text:span></text:span><text:span text:style-name="Strong_20_Emphasis"><text:span text:style-name="T3">removida</text:span></text:span><text:span text:style-name="Strong_20_Emphasis"><text:span text:style-name="T2"> </text:span></text:span><text:span text:style-name="Strong_20_Emphasis"><text:span text:style-name="T4">no</text:span></text:span><text:span text:style-name="Strong_20_Emphasis"><text:span text:style-name="T2"> outro,</text:span></text:span><text:span text:style-name="Strong_20_Emphasis"><text:span text:style-name="T5">ou seja, sai o elemento mais antigo</text:span></text:span><text:span text:style-name="Strong_20_Emphasis"><text:span text:style-name="T2">. Exemplo: (processos executados em um sistema operacional)<text:line-break/></text:span></text:span><text:span text:style-name="Strong_20_Emphasis"><text:span text:style-name="T6">Oper</text:span></text:span><text:span text:style-name="Strong_20_Emphasis"><text:span text:style-name="T2">ações:</text:span></text:span></text:p>
              <text:list>
                <text:list-item>
                  <text:p text:style-name="P45"><text:span text:style-name="Strong_20_Emphasis"><text:span text:style-name="T2">Enqueue: inser</text:span></text:span><text:span text:style-name="Strong_20_Emphasis"><text:span text:style-name="T6">e</text:span></text:span><text:span text:style-name="Strong_20_Emphasis"><text:span text:style-name="T2"> um elemento no final da fila</text:span></text:span></text:p>
                </text:list-item>
                <text:list-item>
                  <text:p text:style-name="P45"><text:span text:style-name="Strong_20_Emphasis"><text:span text:style-name="T2">Dequeue: remover um elemento do começo da fila </text:span></text:span></text:p>
                </text:list-item>
              </text:list>
            </text:list-item>
            <text:list-item>
              <text:p text:style-name="P45"><text:span text:style-name="Strong_20_Emphasis"><text:span text:style-name="T28">deques</text:span></text:span><text:span text:style-name="Strong_20_Emphasis"><text:span text:style-name="T2"> (cartas em um jogo de baralho)</text:span></text:span></text:p>
            </text:list-item>
            <text:list-item>
              <text:p text:style-name="P45"><text:span text:style-name="Strong_20_Emphasis"><text:span text:style-name="T28">listas </text:span></text:span><text:span text:style-name="Strong_20_Emphasis"><text:span text:style-name="T29">encadeadas</text:span></text:span><text:span text:style-name="Strong_20_Emphasis"><text:span text:style-name="T1">: </text:span></text:span><text:span text:style-name="Strong_20_Emphasis"><text:span text:style-name="T7">s</text:span></text:span><text:span text:style-name="Strong_20_Emphasis"><text:span text:style-name="T1">uas células estão interligadas, </text:span></text:span><text:span text:style-name="Strong_20_Emphasis"><text:span text:style-name="T4">referenciadas</text:span></text:span><text:span text:style-name="Strong_20_Emphasis"><text:span text:style-name="T1"> por </text:span></text:span><text:span text:style-name="Strong_20_Emphasis"><text:span text:style-name="T11">ponteiros</text:span></text:span><text:span text:style-name="Strong_20_Emphasis"><text:span text:style-name="T1"> apontando para o endereço de memória da próxima célula. </text:span></text:span><text:span text:style-name="Strong_20_Emphasis"><text:span text:style-name="T7">São divididas em:</text:span></text:span></text:p>
              <text:list>
                <text:list-item>
                  <text:p text:style-name="P45"><text:span text:style-name="Strong_20_Emphasis"><text:span text:style-name="T7">listas simples</text:span></text:span></text:p>
                </text:list-item>
                <text:list-item>
                  <text:p text:style-name="P45"><text:span text:style-name="Strong_20_Emphasis"><text:span text:style-name="T7">listas duplas</text:span></text:span></text:p>
                </text:list-item>
                <text:list-item>
                  <text:p text:style-name="P45"><text:span text:style-name="Strong_20_Emphasis"><text:span text:style-name="T7">listas circulares</text:span></text:span></text:p>
                </text:list-item>
              </text:list>
            </text:list-item>
          </text:list>
        </text:list-item>
        <text:list-item>
          <text:p text:style-name="P45"><text:span text:style-name="Strong_20_Emphasis"><text:span text:style-name="T30">Árvores Binárias</text:span></text:span><text:span text:style-name="Strong_20_Emphasis"><text:span text:style-name="T1">: </text:span></text:span><text:span text:style-name="Strong_20_Emphasis"><text:span text:style-name="T8">possui no máximo 2 galhos, seus dados estão dispostos de forma hierárquica. Utilizadas para resolver problemas complexos como </text:span></text:span><text:span text:style-name="Strong_20_Emphasis"><text:span text:style-name="T12">indexação</text:span></text:span></text:p>
        </text:list-item>
        <text:list-item>
          <text:p text:style-name="P47"><text:soft-page-break/><text:span text:style-name="Strong_20_Emphasis"><text:span text:style-name="T30">Grafos</text:span></text:span><text:span text:style-name="Strong_20_Emphasis"><text:span text:style-name="T1">: </text:span></text:span><text:span text:style-name="Strong_20_Emphasis"><text:span text:style-name="T4">Usados em r</text:span></text:span><text:span text:style-name="Strong_20_Emphasis"><text:span text:style-name="T1">edes sociais; algoritmos de sugestão de conexões, relacionamentos</text:span></text:span></text:p>
        </text:list-item>
        <text:list-item>
          <text:p text:style-name="P46"><text:span text:style-name="Strong_20_Emphasis"><text:span text:style-name="T30">Tabelas Hash</text:span></text:span><text:span text:style-name="Strong_20_Emphasis"><text:span text:style-name="T1">: associa chaves de pesquisa a</text:span></text:span><text:span text:style-name="Strong_20_Emphasis"><text:span text:style-name="T7">os</text:span></text:span><text:span text:style-name="Strong_20_Emphasis"><text:span text:style-name="T1"> valores, busca elementos em bancos de dados fazendo comparação de </text:span></text:span><text:span text:style-name="Strong_20_Emphasis"><text:span text:style-name="T11">grandes </text:span></text:span><text:span text:style-name="Strong_20_Emphasis"><text:span text:style-name="T12">volumes de dados</text:span></text:span><text:span text:style-name="Strong_20_Emphasis"><text:span text:style-name="T11"> ou secretos<text:line-break/><text:line-break/></text:span></text:span><text:span text:style-name="Strong_20_Emphasis"><text:span text:style-name="T5">Para entender melhor a estrutura de dados de um algoritmo, utilize VisuAlg:<text:line-break/></text:span></text:span><text:a xlink:type="simple" xlink:href="https://www.youtube.com/redirect?event=video_description&amp;redir_token=QUFFLUhqblZOVEduMC1QRTdLcEp1am5DQjFpeURIMjV4QXxBQ3Jtc0tueHVPeFJDY0ZnaThldkFpZFV3MDh5X2QtaE94QVE0bm9tVTdlREFZUTBNczBxS0d0MGZuMGpqWHFOcEx2czBlOTZJY3NMS05KYkFvQWZQTnh3OTFCR3JxcEtxWnhrQURNdWIwZmVROVgwOFI0cEhNMA&amp;q=https%3A%2F%2Fvisualgo.net%2F" office:target-frame-name="_blank" xlink:show="new" text:style-name="Internet_20_link" text:visited-style-name="Visited_20_Internet_20_Link"><text:span text:style-name="Strong_20_Emphasis">https://visualgo.net/</text:span></text:a><text:span text:style-name="Strong_20_Emphasis"><text:span text:style-name="T5"><text:line-break/></text:span></text:span></text:p>
        </text:list-item>
      </text:list>
      <text:p text:style-name="P1"><text:span text:style-name="Strong_20_Emphasis"><text:span text:style-name="T5"/></text:span></text:p>
      <text:p text:style-name="Subtitle"><text:span text:style-name="Strong_20_Emphasis"><text:span text:style-name="T69">Tipos de dados: elementares ou estruturados</text:span></text:span></text:p>
      <text:p text:style-name="Text_20_body"><text:span text:style-name="Strong_20_Emphasis"><text:span text:style-name="T69"/></text:span></text:p>
      <text:list xml:id="list2122555568" text:style-name="L3">
        <text:list-item>
          <text:p text:style-name="P31"><text:span text:style-name="Strong_20_Emphasis"><text:span text:style-name="T72">elementares</text:span></text:span><text:span text:style-name="Strong_20_Emphasis"><text:span text:style-name="T76">: inteiro, float, char, boolean</text:span></text:span></text:p>
        </text:list-item>
        <text:list-item>
          <text:p text:style-name="P31"><text:span text:style-name="Strong_20_Emphasis"><text:span text:style-name="T72">estruturados</text:span></text:span><text:span text:style-name="Strong_20_Emphasis"><text:span text:style-name="T76">: string, objetos, música, texto, imagens, etc</text:span></text:span></text:p>
        </text:list-item>
      </text:list>
      <text:p text:style-name="P14"><text:span text:style-name="Strong_20_Emphasis"><text:span text:style-name="T76"/></text:span></text:p>
      <text:p text:style-name="P16"><text:span text:style-name="Strong_20_Emphasis"><text:span text:style-name="T81">Tipos de Linguagem</text:span></text:span></text:p>
      <text:list xml:id="list205300535335323" text:continue-numbering="true" text:style-name="L3">
        <text:list-item>
          <text:p text:style-name="P31"><text:span text:style-name="Strong_20_Emphasis"><text:span text:style-name="T72">Linguagem de Alto </text:span></text:span><text:span text:style-name="Strong_20_Emphasis"><text:span text:style-name="T73">Ní</text:span></text:span><text:span text:style-name="Strong_20_Emphasis"><text:span text:style-name="T72">vel</text:span></text:span><text:span text:style-name="Strong_20_Emphasis"><text:span text:style-name="T76">: linguagem com um n</text:span></text:span><text:span text:style-name="Strong_20_Emphasis"><text:span text:style-name="T77">í</text:span></text:span><text:span text:style-name="Strong_20_Emphasis"><text:span text:style-name="T76">vel de abstr</text:span></text:span><text:span text:style-name="Strong_20_Emphasis"><text:span text:style-name="T77">açã</text:span></text:span><text:span text:style-name="Strong_20_Emphasis"><text:span text:style-name="T76">o relativamente elevado, longe do c</text:span></text:span><text:span text:style-name="Strong_20_Emphasis"><text:span text:style-name="T77">ó</text:span></text:span><text:span text:style-name="Strong_20_Emphasis"><text:span text:style-name="T76">digo de m</text:span></text:span><text:span text:style-name="Strong_20_Emphasis"><text:span text:style-name="T77">á</text:span></text:span><text:span text:style-name="Strong_20_Emphasis"><text:span text:style-name="T76">quina e mais pr</text:span></text:span><text:span text:style-name="Strong_20_Emphasis"><text:span text:style-name="T77">ó</text:span></text:span><text:span text:style-name="Strong_20_Emphasis"><text:span text:style-name="T76">ximo </text:span></text:span><text:span text:style-name="Strong_20_Emphasis"><text:span text:style-name="T77">à</text:span></text:span><text:span text:style-name="Strong_20_Emphasis"><text:span text:style-name="T76"> linguagem humana. </text:span></text:span></text:p>
        </text:list-item>
        <text:list-item>
          <text:p text:style-name="P31"><text:span text:style-name="Strong_20_Emphasis"><text:span text:style-name="T72">Linguagem de Baixo NÌve</text:span></text:span><text:span text:style-name="Strong_20_Emphasis"><text:span text:style-name="T76">l: linguagem que compreende as caracter</text:span></text:span><text:span text:style-name="Strong_20_Emphasis"><text:span text:style-name="T77">í</text:span></text:span><text:span text:style-name="Strong_20_Emphasis"><text:span text:style-name="T76">sticas da arquitetura do computador. Utiliza somente instru</text:span></text:span><text:span text:style-name="Strong_20_Emphasis"><text:span text:style-name="T77">çõ</text:span></text:span><text:span text:style-name="Strong_20_Emphasis"><text:span text:style-name="T76">es do processador e para isso </text:span></text:span><text:span text:style-name="Strong_20_Emphasis"><text:span text:style-name="T77">é</text:span></text:span><text:span text:style-name="Strong_20_Emphasis"><text:span text:style-name="T76"> necess</text:span></text:span><text:span text:style-name="Strong_20_Emphasis"><text:span text:style-name="T77">á</text:span></text:span><text:span text:style-name="Strong_20_Emphasis"><text:span text:style-name="T76">rio conhecer os registradores da m</text:span></text:span><text:span text:style-name="Strong_20_Emphasis"><text:span text:style-name="T77">á</text:span></text:span><text:span text:style-name="Strong_20_Emphasis"><text:span text:style-name="T76">quina. Um exemplo </text:span></text:span><text:span text:style-name="Strong_20_Emphasis"><text:span text:style-name="T77">é</text:span></text:span><text:span text:style-name="Strong_20_Emphasis"><text:span text:style-name="T76"> o Assembly que trabalha diretamente com os registradores do processador.</text:span></text:span></text:p>
        </text:list-item>
      </text:list>
      <text:p text:style-name="P14"><text:span text:style-name="Strong_20_Emphasis"><text:span text:style-name="T76"/></text:span></text:p>
      <text:p text:style-name="Subtitle"><text:span text:style-name="Strong_20_Emphasis"><text:span text:style-name="T74">P</text:span></text:span><text:span text:style-name="Strong_20_Emphasis"><text:span text:style-name="T71">rogramação estruturada</text:span></text:span></text:p>
      <text:p text:style-name="P15"><text:span text:style-name="Strong_20_Emphasis"><text:span text:style-name="T78">É</text:span></text:span><text:span text:style-name="Strong_20_Emphasis"><text:span text:style-name="T75"> um paradigma de programação que tem como objetivo melhorar a clareza, qualidade e diminuir o tempo de desenvolvimento de um programa de computador, utilizando para este fim de sub-rotinas e três estruturas básicas: sequência, </text:span></text:span><text:span text:style-name="Strong_20_Emphasis"><text:span text:style-name="T80">seleção</text:span></text:span><text:span text:style-name="Strong_20_Emphasis"><text:span text:style-name="T75"> (if e switch) e </text:span></text:span><text:span text:style-name="Strong_20_Emphasis"><text:span text:style-name="T80">iteração</text:span></text:span><text:span text:style-name="Strong_20_Emphasis"><text:span text:style-name="T75"> (laços for e while). </text:span></text:span></text:p>
      <text:p text:style-name="P15"><text:span text:style-name="Strong_20_Emphasis"><text:span text:style-name="T38"/></text:span></text:p>
      <text:p text:style-name="P25"><text:span text:style-name="Strong_20_Emphasis"><text:span text:style-name="T45">Ponteiro</text:span></text:span></text:p>
      <text:p text:style-name="P24"><text:span text:style-name="Strong_20_Emphasis"><text:span text:style-name="T40">Um ponteiro é </text:span></text:span><text:span text:style-name="Strong_20_Emphasis"><text:span text:style-name="T41">um tipo especial de</text:span></text:span><text:span text:style-name="Strong_20_Emphasis"><text:span text:style-name="T40"> variável capaz de </text:span></text:span><text:span text:style-name="Strong_20_Emphasis"><text:span text:style-name="T44">armazenar um endereço de memória</text:span></text:span><text:span text:style-name="Strong_20_Emphasis"><text:span text:style-name="T40"> ou o endereço de outra variável. </text:span></text:span><text:span text:style-name="Strong_20_Emphasis"><text:span text:style-name="T42">Por exemplo, para declarar um ponteiro, escreva: </text:span></text:span><text:span text:style-name="Strong_20_Emphasis"><text:span text:style-name="T47">int </text:span></text:span><text:span text:style-name="Strong_20_Emphasis"><text:span text:style-name="T33">*</text:span></text:span><text:span text:style-name="Strong_20_Emphasis"><text:span text:style-name="T47">p; </text:span></text:span><text:span text:style-name="Strong_20_Emphasis"><text:span text:style-name="T40">(não confundir com o operador de multiplicação)</text:span></text:span></text:p>
      <text:p text:style-name="P24"><text:soft-page-break/><text:span text:style-name="Strong_20_Emphasis"><text:span text:style-name="T40">O </text:span></text:span><text:span text:style-name="Strong_20_Emphasis"><text:span text:style-name="T44">endereço</text:span></text:span><text:span text:style-name="Strong_20_Emphasis"><text:span text:style-name="T40"> de uma variável é dado pelo </text:span></text:span><text:span text:style-name="Strong_20_Emphasis"><text:span text:style-name="T31">operador </text:span></text:span><text:span text:style-name="Strong_20_Emphasis"><text:span text:style-name="T32">de referência ‘</text:span></text:span><text:span text:style-name="Strong_20_Emphasis"><text:span text:style-name="T31">&amp;</text:span></text:span><text:span text:style-name="Strong_20_Emphasis"><text:span text:style-name="T32">’</text:span></text:span><text:span text:style-name="Strong_20_Emphasis"><text:span text:style-name="T40">. (Não confunda esse uso de ‘&amp;’ com o operador lógico ”</text:span></text:span><text:span text:style-name="Strong_20_Emphasis"><text:span text:style-name="T41">AND”</text:span></text:span><text:span text:style-name="Strong_20_Emphasis"><text:span text:style-name="T40">, que se escreve ”&amp;&amp;”.</text:span></text:span></text:p>
      <text:h text:style-name="P48" text:outline-level="1"><text:span text:style-name="Strong_20_Emphasis"><text:span text:style-name="T46">Passagem de parâmetros por referência ou valor</text:span></text:span></text:h>
      <text:list xml:id="list1717136660" text:style-name="L4">
        <text:list-item>
          <text:h text:style-name="P42" text:outline-level="1"><text:span text:style-name="Source_20_Text"><text:span text:style-name="T48">Na </text:span></text:span><text:span text:style-name="Source_20_Text"><text:span text:style-name="T53">passagem por </text:span></text:span><text:span text:style-name="Source_20_Text"><text:span text:style-name="T54">valor</text:span></text:span><text:span text:style-name="Source_20_Text"><text:span text:style-name="T48">, o valor da variável </text:span></text:span><text:span text:style-name="Source_20_Text"><text:span text:style-name="T49">externa </text:span></text:span><text:span text:style-name="Source_20_Text"><text:span text:style-name="T48">é jogado dentro do parâmetro da função e, qualquer mudança nesse parâmetro, </text:span></text:span><text:span text:style-name="Source_20_Text"><text:span text:style-name="T56">não altera o valor da variável.</text:span></text:span></text:h>
        </text:list-item>
        <text:list-item>
          <text:h text:style-name="P42" text:outline-level="1"><text:span text:style-name="Source_20_Text"><text:span text:style-name="T50">Já na passagem por </text:span></text:span><text:span text:style-name="Source_20_Text"><text:span text:style-name="T55">referência</text:span></text:span><text:span text:style-name="Source_20_Text"><text:span text:style-name="T50">, é adicionado um </text:span></text:span><text:span text:style-name="Source_20_Text"><text:span text:style-name="T34">&amp;</text:span></text:span><text:span text:style-name="Source_20_Text"><text:span text:style-name="T50"> (“ê comercial”) </text:span></text:span><text:span text:style-name="Source_20_Text"><text:span text:style-name="T51">na frente</text:span></text:span><text:span text:style-name="Source_20_Text"><text:span text:style-name="T50"> do parâmetro. Desse modo, o que vai para esse parâmetro não é um valor, mas sim </text:span></text:span><text:span text:style-name="Source_20_Text"><text:span text:style-name="T51">o endereço na memória / ponteiro, ou seja, </text:span></text:span><text:span text:style-name="Source_20_Text"><text:span text:style-name="T50">uma referência à variável</text:span></text:span><text:span text:style-name="Source_20_Text"><text:span text:style-name="T51"> </text:span></text:span><text:span text:style-name="Source_20_Text"><text:span text:style-name="T50">que foi passada e, assim, qualquer alteração feita n</text:span></text:span><text:span text:style-name="Source_20_Text"><text:span text:style-name="T52">esse</text:span></text:span><text:span text:style-name="Source_20_Text"><text:span text:style-name="T50"> parâmetro também </text:span></text:span><text:span text:style-name="Source_20_Text"><text:span text:style-name="T57">altera o valor da variável</text:span></text:span><text:span text:style-name="Source_20_Text"><text:span text:style-name="T50"> </text:span></text:span><text:span text:style-name="Source_20_Text"><text:span text:style-name="T52">externa</text:span></text:span><text:span text:style-name="Source_20_Text"><text:span text:style-name="T50">.</text:span></text:span></text:h>
        </text:list-item>
      </text:list>
      <text:h text:style-name="P43" text:outline-level="1"><text:span text:style-name="Source_20_Text"><text:span text:style-name="T50"/></text:span></text:h>
      <text:p text:style-name="Subtitle"><text:span text:style-name="Strong_20_Emphasis"><text:span text:style-name="T69">Programação Orientada a Eventos<text:line-break/></text:span></text:span></text:p>
      <text:p text:style-name="Text_20_body"><text:span text:style-name="Strong_20_Emphasis"><text:span text:style-name="T75">Um </text:span></text:span><text:span text:style-name="Strong_20_Emphasis"><text:span text:style-name="T71">evento</text:span></text:span><text:span text:style-name="Strong_20_Emphasis"><text:span text:style-name="T75"> é o resultado de uma ação ou mudança de estado.</text:span></text:span></text:p>
      <text:p text:style-name="P21"><text:span text:style-name="Strong_20_Emphasis"><text:span text:style-name="T75">A técnica de programação orientada a eventos é um paradigma onde a execução do código é determinada pelo disparo de eventos. Basta escrever um monitor de eventos que avise o código interessado nos eventos que ele está monitorando. No Java, você pode usar design patterns como </text:span></text:span><text:span text:style-name="Strong_20_Emphasis"><text:span text:style-name="Emphasis"><text:span text:style-name="T75">observable</text:span></text:span></text:span><text:span text:style-name="Strong_20_Emphasis"><text:span text:style-name="T75"> para responder a eventos. Um uso comum da orientação a eventos é na programação de </text:span></text:span><text:span text:style-name="Strong_20_Emphasis"><text:span text:style-name="T80">interfaces gráficas</text:span></text:span><text:span text:style-name="Strong_20_Emphasis"><text:span text:style-name="T75"> com o usuário (GUI) como, por exemplo, SOs ou bibliotecas </text:span></text:span><text:span text:style-name="Strong_20_Emphasis"><text:span text:style-name="T77">como </text:span></text:span><text:span text:style-name="Strong_20_Emphasis"><text:span text:style-name="T75">Swing, JavaFX.</text:span></text:span></text:p>
      <text:p text:style-name="Text_20_body"><text:span text:style-name="Strong_20_Emphasis"><text:span text:style-name="T75">Na prática: Existem rotinas responsáveis por capturar estes eventos e executar determinados comportamentos que são respostas a es</text:span></text:span><text:span text:style-name="Strong_20_Emphasis"><text:span text:style-name="T79">s</text:span></text:span><text:span text:style-name="Strong_20_Emphasis"><text:span text:style-name="T75">es eventos. </text:span></text:span></text:p>
      <text:p text:style-name="Text_20_body"><text:span text:style-name="Strong_20_Emphasis"><text:span text:style-name="T75"/></text:span></text:p>
      <text:p text:style-name="Text_20_body"><text:span text:style-name="Strong_20_Emphasis"><text:span text:style-name="T75"/></text:span></text:p>
      <text:p text:style-name="Text_20_body"><text:span text:style-name="Strong_20_Emphasis"><text:span text:style-name="T75"/></text:span></text:p>
      <text:p text:style-name="Subtitle"><text:soft-page-break/><text:span text:style-name="Strong_20_Emphasis"><text:span text:style-name="T69">Mensagens</text:span></text:span></text:p>
      <text:p text:style-name="P22"><text:span text:style-name="Strong_20_Emphasis"><text:span text:style-name="T35">A troca de mensagens ocorre através da chamada aos métodos de um objeto por outro objeto.</text:span></text:span><text:span text:style-name="Strong_20_Emphasis"><text:span text:style-name="T75"> </text:span></text:span></text:p>
      <text:p text:style-name="P22"><text:span text:style-name="Strong_20_Emphasis"><text:span text:style-name="T35">Sempre que você chama um método de um objeto você está passando uma mensagem. Alguns métodos não tem retorno então é como você fala</text:span></text:span><text:span text:style-name="Strong_20_Emphasis"><text:span text:style-name="T36">s</text:span></text:span><text:span text:style-name="Strong_20_Emphasis"><text:span text:style-name="T35">se “objeto faz isso”, outros métodos vão te retornar algo então seria como você fala</text:span></text:span><text:span text:style-name="Strong_20_Emphasis"><text:span text:style-name="T36">s</text:span></text:span><text:span text:style-name="Strong_20_Emphasis"><text:span text:style-name="T35">se “objeto me responde o que te pedi”</text:span></text:span><text:span text:style-name="Strong_20_Emphasis"><text:span text:style-name="T75"> </text:span></text:span></text:p>
      <text:p text:style-name="P22"><text:span text:style-name="Strong_20_Emphasis"><text:span text:style-name="T37">Para melhor entendimento, pensemos na </text:span></text:span><text:span text:style-name="Strong_20_Emphasis"><text:span text:style-name="T35">JVM </text:span></text:span><text:span text:style-name="Strong_20_Emphasis"><text:span text:style-name="T37">do Java, que </text:span></text:span><text:span text:style-name="Strong_20_Emphasis"><text:span text:style-name="T35">traduz </text:span></text:span><text:span text:style-name="Strong_20_Emphasis"><text:span text:style-name="T37">um</text:span></text:span><text:span text:style-name="Strong_20_Emphasis"><text:span text:style-name="T35"> programa </text:span></text:span><text:span text:style-name="Strong_20_Emphasis"><text:span text:style-name="T37">e executa o primeiro </text:span></text:span><text:span text:style-name="Strong_20_Emphasis"><text:span text:style-name="T35">método (main(String args[]); </text:span></text:span><text:span text:style-name="Strong_20_Emphasis"><text:span text:style-name="T37">o empillha</text:span></text:span><text:span text:style-name="Strong_20_Emphasis"><text:span text:style-name="T35"> n</text:span></text:span><text:span text:style-name="Strong_20_Emphasis"><text:span text:style-name="T37">a</text:span></text:span><text:span text:style-name="Strong_20_Emphasis"><text:span text:style-name="T35"> stack e dentro </text:span></text:span><text:span text:style-name="Strong_20_Emphasis"><text:span text:style-name="T37">desse método</text:span></text:span><text:span text:style-name="Strong_20_Emphasis"><text:span text:style-name="T35"> tem um </text:span></text:span><text:span text:style-name="Strong_20_Emphasis"><text:span text:style-name="T37">ponteiro</text:span></text:span><text:span text:style-name="Strong_20_Emphasis"><text:span text:style-name="T35"> que está apontando pro Heap (tentando invocar System.out.println). Quando ele chega na localização do ponteiro ele descobre que aquilo é uma instrução que precisa ser empilhada na </text:span></text:span><text:span text:style-name="Strong_20_Emphasis"><text:span text:style-name="T37">stack</text:span></text:span><text:span text:style-name="Strong_20_Emphasis"><text:span text:style-name="T35"> também, </text:span></text:span><text:span text:style-name="Strong_20_Emphasis"><text:span text:style-name="T37">e assim continua.</text:span></text:span></text:p>
      <text:p text:style-name="P22"><text:span text:style-name="Strong_20_Emphasis"><text:span text:style-name="T37"/></text:span></text:p>
      <text:p text:style-name="Subtitle"><text:span text:style-name="Strong_20_Emphasis"><text:span text:style-name="T70">Diferença entre </text:span></text:span><text:span text:style-name="Strong_20_Emphasis"><text:span text:style-name="T69">Pacotes e Interfaces</text:span></text:span></text:p>
      <text:p text:style-name="P23"><text:span text:style-name="Strong_20_Emphasis"><text:span text:style-name="T38">Pacotes e Interfaces funcionam como um contêiner. A diferença básica é que um pacote é um grupo de </text:span></text:span><text:span text:style-name="Strong_20_Emphasis"><text:span text:style-name="T43">classes e interfaces</text:span></text:span><text:span text:style-name="Strong_20_Emphasis"><text:span text:style-name="T38">, enquanto que uma interface é um grupo de </text:span></text:span><text:span text:style-name="Strong_20_Emphasis"><text:span text:style-name="T43">métodos abstratos</text:span></text:span><text:span text:style-name="Strong_20_Emphasis"><text:span text:style-name="T38">. A palavra-chave usada para importar qualquer pacote é </text:span></text:span><text:span text:style-name="Strong_20_Emphasis"><text:span text:style-name="T23">import.</text:span></text:span></text:p>
      <text:p text:style-name="P26"><text:span text:style-name="Strong_20_Emphasis"><text:span text:style-name="T38">Pacotes podem conter bibliotecas</text:span></text:span><text:span text:style-name="Strong_20_Emphasis"><text:span text:style-name="T39">,</text:span></text:span><text:span text:style-name="Strong_20_Emphasis"><text:span text:style-name="T38"> por exemplo, o Java.util package: Ele contém as interfaces, como Set, Map, List, além de ter as implementações como HashSet, HashMap e ArrayList.</text:span></text:span></text:p>
      <text:p text:style-name="P26"><text:span text:style-name="Strong_20_Emphasis"><text:span text:style-name="T9"/></text:span></text:p>
      <text:p text:style-name="P28"><text:span text:style-name="Strong_20_Emphasis"><text:span text:style-name="T82">Tratamento de exceções</text:span></text:span></text:p>
      <text:p text:style-name="P29"><text:span text:style-name="Emphasis"><text:span text:style-name="T83"><text:line-break/></text:span></text:span><text:span text:style-name="Emphasis"><text:span text:style-name="T85">Exceções</text:span></text:span><text:span text:style-name="Emphasis"><text:span text:style-name="T83"> são todos os erros que ocorrem durante o processamento de um método, </text:span></text:span><text:span text:style-name="Emphasis"><text:span text:style-name="T84">ou seja, são ocorrências anormais que afetam o funcionamento da aplicação.</text:span></text:span></text:p>
      <text:p text:style-name="P17"><text:span text:style-name="Emphasis"><text:span text:style-name="T83"/></text:span></text:p>
      <text:p text:style-name="P18"><text:span text:style-name="Emphasis"><text:span text:style-name="T85">Tratamento de exceção</text:span></text:span><text:span text:style-name="Emphasis"><text:span text:style-name="T83"> é o mecanismo responsável pelo tratamento da ocorrência de condições que alteram o fluxo normal da execução de programas.</text:span></text:span><text:span text:style-name="Emphasis"><text:span text:style-name="T16"> Através </text:span></text:span><text:span text:style-name="Emphasis"><text:span text:style-name="T17">desse </text:span></text:span><text:span text:style-name="Emphasis"><text:span text:style-name="T13">sistema de condições</text:span></text:span><text:span text:style-name="Emphasis"><text:span text:style-name="T16"> é possível isolar o código responsável pelo </text:span></text:span><text:span text:style-name="Emphasis"><text:span text:style-name="T17">tratamento </text:span></text:span><text:span text:style-name="Emphasis"><text:span text:style-name="T16">do erro em blocos separados, deixando o código principal mais </text:span></text:span><text:span text:style-name="Emphasis"><text:span text:style-name="T10">limpo</text:span></text:span><text:span text:style-name="Emphasis"><text:span text:style-name="T16">.</text:span></text:span></text:p>
      <text:p text:style-name="P19"><text:span text:style-name="Emphasis"><text:span text:style-name="T21">P</text:span></text:span><text:span text:style-name="Emphasis"><text:span text:style-name="T18">ara lançar exceções </text:span></text:span><text:span text:style-name="Emphasis"><text:span text:style-name="T19">utilizamos a </text:span></text:span><text:span text:style-name="Emphasis"><text:span text:style-name="T22">cláusula</text:span></text:span><text:span text:style-name="Emphasis"><text:span text:style-name="T19"> </text:span></text:span><text:span text:style-name="Emphasis"><text:span text:style-name="T24">throw</text:span></text:span><text:span text:style-name="Emphasis"><text:span text:style-name="T18">: </text:span></text:span></text:p>
      <text:p text:style-name="P19"><text:span text:style-name="Emphasis"><text:span text:style-name="T18"/></text:span></text:p>
      <text:p text:style-name="P10"><text:soft-page-break/><text:span text:style-name="Emphasis"><text:span text:style-name="T59">if</text:span></text:span><text:span text:style-name="Emphasis"><text:span text:style-name="T58"> (!</text:span></text:span><text:span text:style-name="Emphasis"><text:span text:style-name="T60">filter_var</text:span></text:span><text:span text:style-name="Emphasis"><text:span text:style-name="T58">($email, FILTER_VALIDATE_EMAIL))</text:span></text:span><text:span text:style-name="Emphasis"><text:span text:style-name="T59">:</text:span></text:span></text:p>
      <text:p text:style-name="P4"><text:span text:style-name="T125">    </text:span><text:span text:style-name="Emphasis"><text:span text:style-name="T25">throw</text:span></text:span><text:span text:style-name="T109"> </text:span><text:span text:style-name="T115">n</text:span><text:span text:style-name="T113">ew</text:span><text:span text:style-name="T108"> </text:span><text:span text:style-name="T118">exception</text:span><text:span text:style-name="T108">(“</text:span><text:span text:style-name="T122">Este</text:span><text:span text:style-name="T108"> e-mail é inválido”, </text:span><text:span text:style-name="T124">404</text:span><text:span text:style-name="T108">);</text:span></text:p>
      <text:p text:style-name="P8">else:</text:p>
      <text:p text:style-name="P4">    <text:span text:style-name="T108">echo “</text:span><text:span text:style-name="T122">Email</text:span><text:span text:style-name="T108"> cadastrado com sucesso!”;</text:span></text:p>
      <text:p text:style-name="P9"><text:span text:style-name="T114">endif</text:span><text:span text:style-name="T110">;</text:span></text:p>
      <text:p text:style-name="P5"/>
      <text:p text:style-name="P20"><text:span text:style-name="Emphasis"><text:span text:style-name="T18">Porém somente lançar a exceção não suf</text:span></text:span><text:span text:style-name="Emphasis"><text:span text:style-name="T19">i</text:span></text:span><text:span text:style-name="Emphasis"><text:span text:style-name="T18">ciente, é preciso tratá-la. Para isso chamamos o </text:span></text:span><text:span text:style-name="Emphasis"><text:span text:style-name="T14">bloco </text:span></text:span><text:span text:style-name="Emphasis"><text:span text:style-name="T15">de tratamento de exceção</text:span></text:span><text:span text:style-name="Emphasis"><text:span text:style-name="T14"> </text:span></text:span><text:span text:style-name="Emphasis"><text:span text:style-name="T26">try/catch</text:span></text:span><text:span text:style-name="Emphasis"><text:span text:style-name="T27">{}</text:span></text:span><text:span text:style-name="Emphasis"><text:span text:style-name="T18"> </text:span></text:span><text:span text:style-name="Emphasis"><text:span text:style-name="T20">e colocamos o método dentro dele. Exemplo:</text:span></text:span></text:p>
      <text:p text:style-name="P11"><text:span text:style-name="Emphasis"><text:span text:style-name="T61">&lt;?php</text:span></text:span></text:p>
      <text:p text:style-name="P5"><text:span text:style-name="T126">class</text:span> <text:span text:style-name="T121">newsletter</text:span> {</text:p>
      <text:p text:style-name="P9"><text:span text:style-name="T111">    </text:span><text:span text:style-name="T128">public</text:span><text:span text:style-name="T110"> </text:span><text:span text:style-name="T128">function</text:span><text:span text:style-name="T110"> </text:span><text:span text:style-name="T119">cadastrarEmail</text:span><text:span text:style-name="T110">(</text:span><text:span text:style-name="T131">$email</text:span><text:span text:style-name="T110">){</text:span></text:p>
      <text:p text:style-name="P4">        <text:span text:style-name="T113">if</text:span><text:span text:style-name="T108"> (!</text:span><text:span text:style-name="T118">filter_var</text:span><text:span text:style-name="T108">(</text:span><text:span text:style-name="T130">$email</text:span><text:span text:style-name="T108">, FILTER_VALIDATE_EMAIL)): </text:span><text:span text:style-name="T133">//se a condição for falsa o email não é válido</text:span></text:p>
      <text:p text:style-name="P4">            <text:span text:style-name="T113">throw</text:span><text:span text:style-name="T108"> </text:span><text:span text:style-name="T127">new</text:span><text:span text:style-name="T108"> </text:span><text:span text:style-name="T122">exception</text:span><text:span text:style-name="T108">(</text:span><text:span text:style-name="T136">"Este e-mail é inválido"</text:span><text:span text:style-name="T108">, </text:span><text:span text:style-name="T123">3</text:span><text:span text:style-name="T108">); </text:span><text:span text:style-name="T133">//lança uma exceção (`exception` é a classe base para lançar exceções no PHP)</text:span></text:p>
      <text:p text:style-name="P4">        <text:span text:style-name="T113">else</text:span><text:span text:style-name="T108">:</text:span></text:p>
      <text:p text:style-name="P4">            <text:span text:style-name="T118">echo</text:span><text:span text:style-name="T108"> </text:span><text:span text:style-name="T136">"Email cadastrado com sucesso!"</text:span><text:span text:style-name="T108">;</text:span></text:p>
      <text:p text:style-name="P4">        <text:span text:style-name="T113">endif</text:span><text:span text:style-name="T108">;</text:span></text:p>
      <text:p text:style-name="P4">    <text:span text:style-name="T108">}</text:span></text:p>
      <text:p text:style-name="P5">}</text:p>
      <text:p text:style-name="P5"><text:span text:style-name="T129">$newsletter</text:span> = <text:span text:style-name="T126">new</text:span> <text:span text:style-name="T121">newsletter</text:span>(); <text:span text:style-name="T132">//cria uma instância da classe</text:span></text:p>
      <text:p text:style-name="P5"><text:span text:style-name="T112">try</text:span> {<text:tab/><text:span text:style-name="T132">//</text:span><text:span text:style-name="T87">MONITORA</text:span><text:span text:style-name="T134"> a execução d</text:span><text:span text:style-name="T132">esse código ...</text:span></text:p>
      <text:p text:style-name="P5"><text:span text:style-name="T129">$newsletter</text:span> -&gt; <text:span text:style-name="T117">cadastrarEmail</text:span>(<text:span text:style-name="T135">"contato@"</text:span>); <text:span text:style-name="T132">//chama o método passando um parâmetro com email inválido</text:span></text:p>
      <text:p text:style-name="P6">} <text:span text:style-name="T112">catch</text:span> (<text:span text:style-name="T121">exception</text:span> <text:span text:style-name="T129">$e</text:span>) { <text:span text:style-name="T132">/*e caso ele </text:span><text:span text:style-name="T134">encontre erros</text:span><text:span text:style-name="T132"> é utilizada a classe (exception) que </text:span><text:span text:style-name="T87">CAPTURA</text:span><text:span text:style-name="T86">(catch) </text:span><text:span text:style-name="T87">e TRATA</text:span><text:span text:style-name="T134"> </text:span><text:span text:style-name="T132">todas as exceções geradas </text:span><text:span text:style-name="T134">por esse</text:span><text:span text:style-name="T132"> método.</text:span></text:p>
      <text:p text:style-name="P12">A variável $e é um objeto que contém as informações (propriedades) da exceção lançada.</text:p>
      <text:p text:style-name="P13">    <text:span text:style-name="T108">São 4 propriedades: message, code, line e file*/</text:span></text:p>
      <text:p text:style-name="P4">    <text:span text:style-name="T118">echo</text:span><text:span text:style-name="T108"> </text:span><text:span text:style-name="T136">"Mensagem: "</text:span><text:span text:style-name="T108"> . </text:span><text:span text:style-name="T130">$e</text:span><text:span text:style-name="T108"> -&gt; </text:span><text:span text:style-name="T118">getMessage</text:span><text:span text:style-name="T108">(); </text:span><text:span text:style-name="T133">//exibe a mensagem do throw</text:span></text:p>
      <text:p text:style-name="P4">    <text:span text:style-name="T118">echo</text:span><text:span text:style-name="T108"> </text:span><text:span text:style-name="T136">"Código: "</text:span><text:span text:style-name="T108"> . </text:span><text:span text:style-name="T130">$e</text:span><text:span text:style-name="T108"> -&gt; </text:span><text:span text:style-name="T118">getCode</text:span><text:span text:style-name="T108">(); </text:span><text:span text:style-name="T133">//exibe o código</text:span></text:p>
      <text:p text:style-name="P4">    <text:span text:style-name="T118">echo</text:span><text:span text:style-name="T108"> </text:span><text:span text:style-name="T136">"Linha: "</text:span><text:span text:style-name="T108"> . </text:span><text:span text:style-name="T130">$e</text:span><text:span text:style-name="T108"> -&gt; </text:span><text:span text:style-name="T118">getLine</text:span><text:span text:style-name="T108">(); </text:span><text:span text:style-name="T133">//exibe a linha</text:span></text:p>
      <text:p text:style-name="P4">    <text:span text:style-name="T118">echo</text:span><text:span text:style-name="T108"> </text:span><text:span text:style-name="T136">"Arquivo: "</text:span><text:span text:style-name="T108"> . </text:span><text:span text:style-name="T130">$e</text:span><text:span text:style-name="T108"> -&gt; </text:span><text:span text:style-name="T118">getFile</text:span><text:span text:style-name="T108">(); </text:span><text:span text:style-name="T133">//exibe o caminho do arquivo</text:span></text:p>
      <text:p text:style-name="P30">} <text:span text:style-name="T116">finally</text:span><text:span text:style-name="T138"> { </text:span><text:span text:style-name="T134">//</text:span><text:span text:style-name="T87">sempre executa</text:span><text:span text:style-name="T134"> esse bloco, independente se deu certo ou errado</text:span></text:p>
      <text:p text:style-name="P5"><text:tab/><text:span text:style-name="T120">echo</text:span><text:span text:style-name="T138"> </text:span><text:span text:style-name="T137">“Fim do Programa!”</text:span><text:span text:style-name="T138">;</text:span></text:p>
      <text:p text:style-name="P7">}</text:p>
      <text:p text:style-name="P5"><text:span text:style-name="T126">?&gt;</text:span>                                                                              </text:p>
      <text:p text:style-name="P20"><text:span text:style-name="Emphasis"><text:span text:style-name="T20"/></text:span></text:p>
      <text:p text:style-name="P20"><text:span text:style-name="Emphasis"><text:span text:style-name="T20"/></text:span></text:p>
      <text:p text:style-name="P20"><text:span text:style-name="Emphasis"><text:span text:style-name="T20"/></text:span></text:p>
      <text:p text:style-name="P20"><text:span text:style-name="Emphasis"><text:span text:style-name="T20"/></text:span></text:p>
      <text:p text:style-name="P33"><text:soft-page-break/><text:span text:style-name="Emphasis"><text:span text:style-name="T88">XML</text:span></text:span></text:p>
      <text:p text:style-name="P40"><text:span text:style-name="Emphasis"><text:span text:style-name="T89">O XML, sigla para eXtensible Markup Language, é uma linguagem de </text:span></text:span><text:span text:style-name="Emphasis"><text:span text:style-name="T91">codificação onde dados são delimitados por metadados, o que flexibiliza o armazenamento de informações, ou seja,</text:span></text:span><text:span text:style-name="Emphasis"><text:span text:style-name="T89"> </text:span></text:span><text:span text:style-name="Emphasis"><text:span text:style-name="T94">é uma linguagem utilizada para guardar informações de forma estruturada e facilmente legível para pessoas e sistemas. </text:span></text:span><text:span text:style-name="Emphasis"><text:span text:style-name="T95">D</text:span></text:span><text:span text:style-name="Emphasis"><text:span text:style-name="T89">efine um conjunto de regras para codificação de </text:span></text:span><text:span text:style-name="Emphasis"><text:span text:style-name="T96">documentos</text:span></text:span><text:span text:style-name="Emphasis"><text:span text:style-name="T89">.</text:span></text:span></text:p>
      <text:p text:style-name="P35"><text:span text:style-name="Emphasis"><text:span text:style-name="T92">O XML foi criado para suprir a necessidade de uma padronização da estrutura e forma como os documentos armazenavam suas informações, </text:span></text:span><text:span text:style-name="Emphasis"><text:span text:style-name="T93">de maneira que fosse de fácil leitura humana e que permitisse repetições e inclusão de dados sem mudança estrutural.</text:span></text:span></text:p>
      <text:p text:style-name="P36"><text:span text:style-name="Emphasis"><text:span text:style-name="T93">Regras:</text:span></text:span></text:p>
      <text:list xml:id="list3264282546" text:style-name="L7">
        <text:list-item>
          <text:p text:style-name="P37"><text:span text:style-name="Emphasis"><text:span text:style-name="T93">Cada informação deve estar dentro de um contêiner / tag / nós</text:span></text:span></text:p>
        </text:list-item>
        <text:list-item>
          <text:p text:style-name="P37"><text:span text:style-name="Emphasis"><text:span text:style-name="T93">Os dados devem obedecer uma hierarquia.</text:span></text:span></text:p>
        </text:list-item>
        <text:list-item>
          <text:p text:style-name="P37"><text:span text:style-name="Emphasis"><text:span text:style-name="T93">O arquivo pode conter (opcionalmente) um cabeçalho </text:span></text:span><text:span text:style-name="Emphasis"><text:span text:style-name="T95">com</text:span></text:span><text:span text:style-name="Emphasis"><text:span text:style-name="T93"> a versão e </text:span></text:span><text:span text:style-name="Emphasis"><text:span text:style-name="T95">o</text:span></text:span><text:span text:style-name="Emphasis"><text:span text:style-name="T93"> @charset<text:line-break/></text:span></text:span></text:p>
        </text:list-item>
      </text:list>
      <text:p text:style-name="P41"><text:span text:style-name="Emphasis"><text:span text:style-name="T93">O XML é CaseSensitive, </text:span></text:span><text:span text:style-name="Emphasis"><text:span text:style-name="T90">ou seja, faz</text:span></text:span><text:span text:style-name="Emphasis"><text:span text:style-name="T93"> distinção entre letras maiúsculas e minúsculas; não permite nenhum erro no código </text:span></text:span><text:span text:style-name="Emphasis"><text:span text:style-name="T90">(diferente do </text:span></text:span><text:span text:style-name="Emphasis"><text:span text:style-name="T93">HTML, </text:span></text:span><text:span text:style-name="Emphasis"><text:span text:style-name="T90">onde</text:span></text:span><text:span text:style-name="Emphasis"><text:span text:style-name="T93"> pequenos erros podem ser negligenciados</text:span></text:span><text:span text:style-name="Emphasis"><text:span text:style-name="T90">) </text:span></text:span><text:span text:style-name="Emphasis"><text:span text:style-name="T95">e</text:span></text:span><text:span text:style-name="Emphasis"><text:span text:style-name="T93"> as </text:span></text:span><text:span text:style-name="Emphasis"><text:span text:style-name="T99">tags </text:span></text:span><text:span text:style-name="Emphasis"><text:span text:style-name="T101">devem ser</text:span></text:span><text:span text:style-name="Emphasis"><text:span text:style-name="T99"> obrigatoriamente fechadas.</text:span></text:span></text:p>
      <text:p text:style-name="P41"><text:span text:style-name="Emphasis"><text:span text:style-name="T93">O último elemento de um XML se chama </text:span></text:span><text:span text:style-name="Emphasis"><text:span text:style-name="T99">root.</text:span></text:span></text:p>
      <text:p text:style-name="P36"><text:span text:style-name="Emphasis"><text:span text:style-name="T105">Existem 3 formas de se guardar informação em um arquivo XML:</text:span></text:span></text:p>
      <text:list xml:id="list2918745343" text:style-name="L8">
        <text:list-item>
          <text:p text:style-name="P38"><text:span text:style-name="Emphasis"><text:span text:style-name="T99">Elementos:</text:span></text:span><text:span text:style-name="Emphasis"><text:span text:style-name="T105"> </text:span></text:span><text:span text:style-name="Emphasis"><text:span text:style-name="T106">são as tags. Exemplo: &lt;telefone&gt;989322944&lt;/telefone&gt;</text:span></text:span></text:p>
        </text:list-item>
        <text:list-item>
          <text:p text:style-name="P39"><text:span text:style-name="Emphasis"><text:span text:style-name="T99">Atributos:</text:span></text:span><text:span text:style-name="Emphasis"><text:span text:style-name="T105"> </text:span></text:span><text:span text:style-name="Emphasis"><text:span text:style-name="T106">são guardados dentro de elementos. Em geral, tem 2 objetivos:</text:span></text:span></text:p>
          <text:list>
            <text:list-item>
              <text:p text:style-name="P39"><text:span text:style-name="Emphasis"><text:span text:style-name="T106">com o intuito de reduzir o tamanho do arquivo pois não será preciso ficar abrindo e fechando as tags.</text:span></text:span></text:p>
            </text:list-item>
            <text:list-item>
              <text:p text:style-name="P39"><text:span text:style-name="Emphasis"><text:span text:style-name="T106">Separar os dados gerais (como telefone e endereço) das informações únicas (como CPF). Por exemplo: &lt;pessoa cpf=”32165498705”&gt;</text:span></text:span></text:p>
            </text:list-item>
          </text:list>
        </text:list-item>
        <text:list-item>
          <text:p text:style-name="P38"><text:span text:style-name="Emphasis"><text:span text:style-name="T99">Comentários:</text:span></text:span><text:span text:style-name="Emphasis"><text:span text:style-name="T105"> </text:span></text:span><text:span text:style-name="Emphasis"><text:span text:style-name="T106">para facilitar a compreensão humana, delimitados assim como no HTML:<text:tab/> </text:span></text:span><text:span text:style-name="Emphasis"><text:span text:style-name="T140">&lt;!-- comentário --&gt;</text:span></text:span></text:p>
        </text:list-item>
      </text:list>
      <text:p text:style-name="Text_20_body"><text:span text:style-name="Emphasis"><text:span text:style-name="T89">O design do XML tem foco na </text:span></text:span><text:span text:style-name="Emphasis"><text:span text:style-name="T97">simplicidade</text:span></text:span><text:span text:style-name="Emphasis"><text:span text:style-name="T89">, generalidade e usabilidade, traz</text:span></text:span><text:span text:style-name="Emphasis"><text:span text:style-name="T90">endo</text:span></text:span><text:span text:style-name="Emphasis"><text:span text:style-name="T89"> uma sintaxe básica que simplifica o </text:span></text:span><text:span text:style-name="Emphasis"><text:span text:style-name="T97">compartilhamento</text:span></text:span><text:span text:style-name="Emphasis"><text:span text:style-name="T89"> de dados entre diferentes computadores e aplicações sendo, portanto, usado para diversos serviços na web.</text:span></text:span></text:p>
      <text:p text:style-name="P34"><text:soft-page-break/><text:span text:style-name="Emphasis"><text:span text:style-name="T103">Esse formato</text:span></text:span><text:span text:style-name="Emphasis"><text:span text:style-name="T102"> </text:span></text:span><text:span text:style-name="Emphasis"><text:span text:style-name="T104">tornou-se a </text:span></text:span><text:span text:style-name="Emphasis"><text:span text:style-name="T98">versão digital de documentos</text:span></text:span><text:span text:style-name="Emphasis"><text:span text:style-name="T104">, como as</text:span></text:span><text:span text:style-name="Emphasis"><text:span text:style-name="T102"> notas fiscais online, </text:span></text:span><text:span text:style-name="Emphasis"><text:span text:style-name="T104">onde</text:span></text:span><text:span text:style-name="Emphasis"><text:span text:style-name="T102"> sua validade é garantida por meio de </text:span></text:span><text:span text:style-name="Emphasis"><text:span text:style-name="T97">uma assinatura digital</text:span></text:span><text:span text:style-name="Emphasis"><text:span text:style-name="T102">, </text:span></text:span><text:span text:style-name="Emphasis"><text:span text:style-name="T107">através de um certificado digital, </text:span></text:span><text:span text:style-name="Emphasis"><text:span text:style-name="T103">fornecendo</text:span></text:span><text:span text:style-name="Emphasis"><text:span text:style-name="T102"> mais segurança aos procedimentos fiscais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Montserrat" svg:font-family="Montserrat, sans-serif"/>
    <style:font-face style:name="Source Sans Pro" svg:font-family="'Source Sans Pro', sans-serif"/>
    <style:font-face style:name="inter" svg:font-family="inter, sans-serif"/>
    <style:font-face style:name="manrope" svg:font-family="manrope, sans-serif"/>
    <style:font-face style:name="open sans" svg:font-family="'open sans', sans-serif"/>
    <style:font-face style:name="sans-serif" svg:font-family="sans-serif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q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9-10T20:53:00.173000000</dc:date>
    <meta:editing-duration>PT8H35M39S</meta:editing-duration>
    <meta:editing-cycles>14</meta:editing-cycles>
    <meta:document-statistic meta:table-count="0" meta:image-count="0" meta:object-count="0" meta:page-count="7" meta:paragraph-count="102" meta:word-count="1601" meta:character-count="10135" meta:non-whitespace-character-count="8486"/>
  </office:meta>
</office:document-meta>
</file>